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 style:data-style-name="N61"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61"/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retraine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970728" calcext:value-type="float">
            <text:p>81970728</text:p>
          </table:table-cell>
          <table:table-cell office:value-type="float" office:value="88505675" calcext:value-type="float">
            <text:p>88505675</text:p>
          </table:table-cell>
          <table:table-cell table:style-name="ce1" office:value-type="percentage" office:value="0.074" calcext:value-type="percentage">
            <text:p>7,40%</text:p>
          </table:table-cell>
          <table:table-cell office:value-type="string" calcext:value-type="string">
            <text:p>/home/aw/MobileInceptionRetrained/graphs/inception_v3_4000/retrained_dog_graph_inception_v3_4000_0.03.pb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3" table:formula="of:=AVERAGE([retrained.J6:.J202])" office:value-type="float" office:value="0.722748141" calcext:value-type="float">
            <text:p>0,722748141</text:p>
          </table:table-cell>
          <table:table-cell table:style-name="ce3" table:formula="of:=COUNTIFS([retrained.J6:.J200];&quot;=0&quot;)"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2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077811" calcext:value-type="float">
            <text:p>0,7077811</text:p>
          </table:table-cell>
          <table:table-cell table:number-columns-repeated="5"/>
          <table:table-cell table:formula="of:=IF([retrained.B8]=&quot;great&quot;;IF([retrained.C8]=&quot;dane&quot;;[retrained.D8];0);0)" office:value-type="float" office:value="0.7077811" calcext:value-type="float">
            <text:p>0,707781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9314881" calcext:value-type="float">
            <text:p>0,09314881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542112" calcext:value-type="float">
            <text:p>0,07542112</text:p>
          </table:table-cell>
          <table:table-cell office:value-type="float" office:value="0.08618494" calcext:value-type="float">
            <text:p>0,0861849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5236144" calcext:value-type="float">
            <text:p>0,045236144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532769" calcext:value-type="float">
            <text:p>0,0153276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6191346" calcext:value-type="float">
            <text:p>0,6191346</text:p>
          </table:table-cell>
          <table:table-cell table:number-columns-repeated="6"/>
          <table:table-cell table:formula="of:=IF([retrained.B18]=&quot;maltese&quot;;[retrained.C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428676" calcext:value-type="float">
            <text:p>0,1428676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82886465" calcext:value-type="float">
            <text:p>0,082886465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9497" calcext:value-type="float">
            <text:p>0,049497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3285439" calcext:value-type="float">
            <text:p>0,0328543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9386832" calcext:value-type="float">
            <text:p>0,9386832</text:p>
          </table:table-cell>
          <table:table-cell table:number-columns-repeated="5"/>
          <table:table-cell table:formula="of:=IF([retrained.B28]=&quot;border&quot;;IF([retrained.C28]=&quot;collie&quot;;[retrained.D28];0);0)" office:value-type="float" office:value="0.9386832" calcext:value-type="float">
            <text:p>0,938683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46433587" calcext:value-type="float">
            <text:p>0,046433587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2442176" calcext:value-type="float">
            <text:p>0,004244217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28866348" calcext:value-type="float">
            <text:p>0,002886634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54058764" calcext:value-type="float">
            <text:p>0,0005405876</text:p>
          </table:table-cell>
          <table:table-cell office:value-type="string" calcext:value-type="string">
            <text:p>retriever</text:p>
          </table:table-cell>
          <table:table-cell office:value-type="float" office:value="0.0015393475" calcext:value-type="float">
            <text:p>0,001539347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6194882" calcext:value-type="float">
            <text:p>0,6194882</text:p>
          </table:table-cell>
          <table:table-cell table:number-columns-repeated="3"/>
          <table:table-cell table:formula="of:=IF([retrained.B38]=&quot;greater&quot;;IF([retrained.C38]=&quot;swiss&quot;;IF([retrained.D38]=&quot;mountain&quot;;IF([retrained.E38]=&quot;dog&quot;;[retrained.F38];0);0);0);0)" office:value-type="float" office:value="0.6194882" calcext:value-type="float">
            <text:p>0,619488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31429464" calcext:value-type="float">
            <text:p>0,3142946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9025787" calcext:value-type="float">
            <text:p>0,02902578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019142354" calcext:value-type="float">
            <text:p>0,001914235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etick</text:p>
          </table:table-cell>
          <table:table-cell office:value-type="string" calcext:value-type="string">
            <text:p>coonhound</text:p>
          </table:table-cell>
          <table:table-cell office:value-type="float" office:value="0.0018483866" calcext:value-type="float">
            <text:p>0,001848386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9299484" calcext:value-type="float">
            <text:p>0,99299484</text:p>
          </table:table-cell>
          <table:table-cell table:number-columns-repeated="5"/>
          <table:table-cell table:formula="of:=IF([retrained.B48]=&quot;bedlington&quot;;IF([retrained.C48]=&quot;terrier&quot;;[retrained.D48];0);0)" office:value-type="float" office:value="0.99299484" calcext:value-type="float">
            <text:p>0,9929948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64681773" calcext:value-type="float">
            <text:p>0,0006468177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49409975" calcext:value-type="float">
            <text:p>0,0004940998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037277507" calcext:value-type="float">
            <text:p>0,0003727751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035845785" calcext:value-type="float">
            <text:p>0,000358457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1083944" calcext:value-type="float">
            <text:p>0,91083944</text:p>
          </table:table-cell>
          <table:table-cell table:number-columns-repeated="6"/>
          <table:table-cell table:formula="of:=IF([retrained.B58]=&quot;akita&quot;;[retrained.C58];0)" office:value-type="float" office:value="0.91083944" calcext:value-type="float">
            <text:p>0,91083944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21594457" calcext:value-type="float">
            <text:p>0,021594457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9615557" calcext:value-type="float">
            <text:p>0,019615557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16840795" calcext:value-type="float">
            <text:p>0,01684079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4247558" calcext:value-type="float">
            <text:p>0,01424755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89115" calcext:value-type="float">
            <text:p>0,9989115</text:p>
          </table:table-cell>
          <table:table-cell table:number-columns-repeated="6"/>
          <table:table-cell table:formula="of:=IF([retrained.B68]=&quot;chihuahua&quot;;[retrained.C68];0)" office:value-type="float" office:value="0.9989115" calcext:value-type="float">
            <text:p>0,998911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2361132" calcext:value-type="float">
            <text:p>0,0002361132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table:style-name="ce2" office:value-type="float" office:value="0.00009501937" calcext:value-type="float">
            <text:p>9,50E-0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table:style-name="ce2" office:value-type="float" office:value="0.000077439545" calcext:value-type="float">
            <text:p>7,74E-05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</text:p>
          </table:table-cell>
          <table:table-cell table:style-name="ce2" office:value-type="float" office:value="0.000053494907" calcext:value-type="float">
            <text:p>5,35E-0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0952695" calcext:value-type="float">
            <text:p>0,30952695</text:p>
          </table:table-cell>
          <table:table-cell table:number-columns-repeated="4"/>
          <table:table-cell table:formula="of:=IF([retrained.B78]=&quot;pembroke&quot;;IF([retrained.C78]=&quot;welsh&quot;;IF([retrained.D78]=&quot;corgi&quot;;[retrained.E78];0);0);0)" office:value-type="float" office:value="0.30952695" calcext:value-type="float">
            <text:p>0,3095269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9686657" calcext:value-type="float">
            <text:p>0,2968665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2524638" calcext:value-type="float">
            <text:p>0,1252463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438432" calcext:value-type="float">
            <text:p>0,0843843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7517278" calcext:value-type="float">
            <text:p>0,02751727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6397177" calcext:value-type="float">
            <text:p>0,8639717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retrained.B88]=&quot;canaan&quot;;IF([retrained.C88]=&quot;dog&quot;;[retrained.D88];0);0)" office:value-type="float" office:value="0.86397177" calcext:value-type="float">
            <text:p>0,8639717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9917635" calcext:value-type="float">
            <text:p>0,049917635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41759245" calcext:value-type="float">
            <text:p>0,04175924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63908002" calcext:value-type="float">
            <text:p>0,006390800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51371558" calcext:value-type="float">
            <text:p>0,00513715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839029" calcext:value-type="float">
            <text:p>0,5839029</text:p>
          </table:table-cell>
          <table:table-cell table:number-columns-repeated="4"/>
          <table:table-cell table:formula="of:=IF([retrained.B98]=&quot;cardigan&quot;;IF([retrained.C98]=&quot;welsh&quot;;IF([retrained.D98]=&quot;corgi&quot;;[retrained.E98];0);0);0)" office:value-type="float" office:value="0.5839029" calcext:value-type="float">
            <text:p>0,583902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9300472" calcext:value-type="float">
            <text:p>0,3930047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9757014" calcext:value-type="float">
            <text:p>0,0029757014</text:p>
          </table:table-cell>
          <table:table-cell office:value-type="float" office:value="0.0073581785" calcext:value-type="float">
            <text:p>0,0073581785</text:p>
          </table:table-cell>
          <table:table-cell office:value-type="string" calcext:value-type="string">
            <text:p>0.00848244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903395" calcext:value-type="float">
            <text:p>0,002903395</text:p>
          </table:table-cell>
          <table:table-cell office:value-type="string" calcext:value-type="string">
            <text:p>0.008027147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0559537" calcext:value-type="float">
            <text:p>0,002055953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6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94620556" calcext:value-type="float">
            <text:p>0,94620556</text:p>
          </table:table-cell>
          <table:table-cell table:number-columns-repeated="6"/>
          <table:table-cell table:formula="of:=IF([retrained.B108]=&quot;basenji&quot;;[retrained.C108];0)" office:value-type="float" office:value="0.94620556" calcext:value-type="float">
            <text:p>0,9462055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5326037" calcext:value-type="float">
            <text:p>0,005326037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353744" calcext:value-type="float">
            <text:p>0,0052353744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396812" calcext:value-type="float">
            <text:p>0,0039681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8347843" calcext:value-type="float">
            <text:p>0,002834784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49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6088412" calcext:value-type="float">
            <text:p>0,46088412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retrained.B118]=&quot;havanese&quot;;[retrained.C118];0)" office:value-type="float" office:value="0.46088412" calcext:value-type="float">
            <text:p>0,4608841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32980967" calcext:value-type="float">
            <text:p>0,32980967</text:p>
          </table:table-cell>
          <table:table-cell office:value-type="string" calcext:value-type="string">
            <text:p>0.23607057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132424" calcext:value-type="float">
            <text:p>0,113242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07706331" calcext:value-type="float">
            <text:p>0,0770633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50993236" calcext:value-type="float">
            <text:p>0,005099323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6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3014992" calcext:value-type="float">
            <text:p>0,33014992</text:p>
          </table:table-cell>
          <table:table-cell table:number-columns-repeated="5"/>
          <table:table-cell table:formula="of:=IF([retrained.B128]=&quot;norwegian&quot;;IF([retrained.C128]=&quot;lundehund&quot;;[retrained.D128];0);0)" office:value-type="float" office:value="0.33014992" calcext:value-type="float">
            <text:p>0,3301499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30063945" calcext:value-type="float">
            <text:p>0,3006394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9839557" calcext:value-type="float">
            <text:p>0,19839557</text:p>
          </table:table-cell>
          <table:table-cell office:value-type="string" calcext:value-type="string">
            <text:p>0.08464501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4671197" calcext:value-type="float">
            <text:p>0,04671197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8285404" calcext:value-type="float">
            <text:p>0,03828540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6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5890262" calcext:value-type="float">
            <text:p>0,5890262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retrained.B138]=&quot;miniature&quot;;IF([retrained.C138]=&quot;schnauzer&quot;;[retrained.D13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76605" calcext:value-type="float">
            <text:p>0,17660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6649404" calcext:value-type="float">
            <text:p>0,06649404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5737027" calcext:value-type="float">
            <text:p>0,015737027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13229352" calcext:value-type="float">
            <text:p>0,01322935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89070356" calcext:value-type="float">
            <text:p>0,89070356</text:p>
          </table:table-cell>
          <table:table-cell table:number-columns-repeated="4"/>
          <table:table-cell table:formula="of:=IF([retrained.B148]=&quot;english&quot;;IF([retrained.C148]=&quot;springer&quot;;IF([retrained.D148]=&quot;spaniel&quot;;[retrained.E148];0);0);0)" office:value-type="float" office:value="0.89070356" calcext:value-type="float">
            <text:p>0,8907035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3651872" calcext:value-type="float">
            <text:p>0,03651872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4617898" calcext:value-type="float">
            <text:p>0,014617898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09008449" calcext:value-type="float">
            <text:p>0,009008449</text:p>
          </table:table-cell>
          <table:table-cell office:value-type="string" calcext:value-type="string">
            <text:p>0.04767911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041616466" calcext:value-type="float">
            <text:p>0,004161646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63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741167" calcext:value-type="float">
            <text:p>0,99741167</text:p>
          </table:table-cell>
          <table:table-cell table:number-columns-repeated="5"/>
          <table:table-cell table:formula="of:=IF([retrained.B158]=&quot;afghan&quot;;IF([retrained.C158]=&quot;hound&quot;;[retrained.D158];0);0)" office:value-type="float" office:value="0.99741167" calcext:value-type="float">
            <text:p>0,997411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10388511" calcext:value-type="float">
            <text:p>0,0010388511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18560037" calcext:value-type="float">
            <text:p>0,000185600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16702607" calcext:value-type="float">
            <text:p>0,0001670261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117822085" calcext:value-type="float">
            <text:p>0,000117822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940035" calcext:value-type="float">
            <text:p>0,9940035</text:p>
          </table:table-cell>
          <table:table-cell table:number-columns-repeated="6"/>
          <table:table-cell table:formula="of:=IF([retrained.B168]=&quot;affenpinscher&quot;;[retrained.C168];0)" office:value-type="float" office:value="0.9940035" calcext:value-type="float">
            <text:p>0,994003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2003342" calcext:value-type="float">
            <text:p>0,0020033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08437461" calcext:value-type="float">
            <text:p>0,000843746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18292216" calcext:value-type="float">
            <text:p>0,000182922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12668292" calcext:value-type="float">
            <text:p>0,000126682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7977656" calcext:value-type="float">
            <text:p>0,97977656</text:p>
          </table:table-cell>
          <table:table-cell table:number-columns-repeated="6"/>
          <table:table-cell table:formula="of:=IF([retrained.B178]=&quot;pomeranian&quot;;[retrained.C178];0)" office:value-type="float" office:value="0.97977656" calcext:value-type="float">
            <text:p>0,9797765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05717589" calcext:value-type="float">
            <text:p>0,005717589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15213728" calcext:value-type="float">
            <text:p>0,0015213728</text:p>
          </table:table-cell>
          <table:table-cell office:value-type="float" office:value="0.0033013416" calcext:value-type="float">
            <text:p>0,003301341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14478411" calcext:value-type="float">
            <text:p>0,001447841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166836" calcext:value-type="float">
            <text:p>0,001316683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93920296" calcext:value-type="float">
            <text:p>0,93920296</text:p>
          </table:table-cell>
          <table:table-cell table:number-columns-repeated="4"/>
          <table:table-cell table:formula="of:=IF([retrained.B188]=&quot;german&quot;;IF([retrained.C188]=&quot;shepherd&quot;;IF([retrained.D188]=&quot;dog&quot;;[retrained.E188];0);0);0)" office:value-type="float" office:value="0.93920296" calcext:value-type="float">
            <text:p>0,9392029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27365072" calcext:value-type="float">
            <text:p>0,02736507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13404781" calcext:value-type="float">
            <text:p>0,01340478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6115562" calcext:value-type="float">
            <text:p>0,00611556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3266816" calcext:value-type="float">
            <text:p>0,00326681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9052507" calcext:value-type="float">
            <text:p>0,99052507</text:p>
          </table:table-cell>
          <table:table-cell table:number-columns-repeated="5"/>
          <table:table-cell table:formula="of:=IF([retrained.B198]=&quot;australian&quot;;IF([retrained.C198]=&quot;shepherd&quot;;[retrained.D198];0);0)" office:value-type="float" office:value="0.99052507" calcext:value-type="float">
            <text:p>0,9905250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43424987" calcext:value-type="float">
            <text:p>0,0043424987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6629497" calcext:value-type="float">
            <text:p>0,0016629497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545916" calcext:value-type="float">
            <text:p>0,001454591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4017614" calcext:value-type="float">
            <text:p>0,0004017614</text:p>
          </table:table-cell>
          <table:table-cell table:number-columns-repeated="8"/>
        </table:table-row>
      </table:table>
      <table:table table:name="op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33:43.811 29316-29762/org.tensorflow.demo I/tensorflow: ClassifierActivity: Inference time: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81839945" calcext:value-type="float">
            <text:p>81839945</text:p>
          </table:table-cell>
          <table:table-cell office:value-type="float" office:value="88222145" calcext:value-type="float">
            <text:p>88222145</text:p>
          </table:table-cell>
          <table:table-cell table:style-name="ce1" office:value-type="percentage" office:value="0.072" calcext:value-type="percentage">
            <text:p>7,20%</text:p>
          </table:table-cell>
          <table:table-cell office:value-type="string" calcext:value-type="string">
            <text:p>/home/aw/MobileInceptionRetrained/graphs/inception_v3_4000/opt1_retrained_dog_graph_inception_v3_4000_0.03.pb</text:p>
          </table:table-cell>
          <table:table-cell table:number-columns-repeated="9"/>
          <table:table-cell office:value-type="string" calcext:value-type="string">
            <text:p>01-23 10:33:46.968 29316-29762/org.tensorflow.demo I/tensorflow: ClassifierActivity: Inference time: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3:50.074 29316-29762/org.tensorflow.demo I/tensorflow: ClassifierActivity: Inference time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3" table:formula="of:=AVERAGE([opt1.J6:.J202])" office:value-type="float" office:value="0.7227482505" calcext:value-type="float">
            <text:p>0,7227482505</text:p>
          </table:table-cell>
          <table:table-cell table:style-name="ce3" table:formula="of:=COUNTIFS([opt1.J6:.J200];&quot;=0&quot;)" office:value-type="float" office:value="2" calcext:value-type="float">
            <text:p>2</text:p>
          </table:table-cell>
          <table:table-cell table:style-name="ce3" table:formula="of:=AVERAGE([.P1:.P20])" office:value-type="float" office:value="1092.15" calcext:value-type="float">
            <text:p>1092,15</text:p>
          </table:table-cell>
          <table:table-cell table:number-columns-repeated="2"/>
          <table:table-cell office:value-type="string" calcext:value-type="string">
            <text:p>01-23 10:33:53.247 29316-29762/org.tensorflow.demo I/tensorflow: ClassifierActivity: Inference time: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3:56.437 29316-29762/org.tensorflow.demo I/tensorflow: ClassifierActivity: Inference time: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8s</text:p>
          </table:table-cell>
          <table:table-cell table:number-columns-repeated="10"/>
          <table:table-cell office:value-type="string" calcext:value-type="string">
            <text:p>01-23 10:33:59.573 29316-29762/org.tensorflow.demo I/tensorflow: ClassifierActivity: Inference time: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02.709 29316-29762/org.tensorflow.demo I/tensorflow: ClassifierActivity: Inference time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0778126" calcext:value-type="float">
            <text:p>0,70778126</text:p>
          </table:table-cell>
          <table:table-cell table:number-columns-repeated="5"/>
          <table:table-cell table:formula="of:=IF([opt1.B8]=&quot;great&quot;;IF([opt1.C8]=&quot;dane&quot;;[opt1.D8];0);0)" office:value-type="float" office:value="0.70778126" calcext:value-type="float">
            <text:p>0,70778126</text:p>
          </table:table-cell>
          <table:table-cell table:number-columns-repeated="4"/>
          <table:table-cell office:value-type="string" calcext:value-type="string">
            <text:p>01-23 10:34:05.869 29316-29762/org.tensorflow.demo I/tensorflow: ClassifierActivity: Inference time: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9314888" calcext:value-type="float">
            <text:p>0,09314888</text:p>
          </table:table-cell>
          <table:table-cell table:number-columns-repeated="10"/>
          <table:table-cell office:value-type="string" calcext:value-type="string">
            <text:p>01-23 10:34:08.913 29316-29762/org.tensorflow.demo I/tensorflow: ClassifierActivity: Inference time: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542071" calcext:value-type="float">
            <text:p>0,07542071</text:p>
          </table:table-cell>
          <table:table-cell office:value-type="float" office:value="0.08618514" calcext:value-type="float">
            <text:p>0,08618514</text:p>
          </table:table-cell>
          <table:table-cell table:number-columns-repeated="10"/>
          <table:table-cell office:value-type="string" calcext:value-type="string">
            <text:p>01-23 10:34:12.146 29316-29762/org.tensorflow.demo I/tensorflow: ClassifierActivity: Inference time: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523624" calcext:value-type="float">
            <text:p>0,04523624</text:p>
          </table:table-cell>
          <table:table-cell table:number-columns-repeated="10"/>
          <table:table-cell office:value-type="string" calcext:value-type="string">
            <text:p>01-23 10:34:15.116 29316-29762/org.tensorflow.demo I/tensorflow: ClassifierActivity: Inference time: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5327645" calcext:value-type="float">
            <text:p>0,015327645</text:p>
          </table:table-cell>
          <table:table-cell table:number-columns-repeated="11"/>
          <table:table-cell office:value-type="string" calcext:value-type="string">
            <text:p>01-23 10:34:18.230 29316-29762/org.tensorflow.demo I/tensorflow: ClassifierActivity: Inference time: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21.375 29316-29762/org.tensorflow.demo I/tensorflow: ClassifierActivity: Inference time: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34:24.633 29316-29762/org.tensorflow.demo I/tensorflow: ClassifierActivity: Inference time: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27.735 29316-29762/org.tensorflow.demo I/tensorflow: ClassifierActivity: Inference time: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0"/>
          <table:table-cell office:value-type="string" calcext:value-type="string">
            <text:p>01-23 10:34:30.869 29316-29762/org.tensorflow.demo I/tensorflow: ClassifierActivity: Inference time: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33.872 29316-29762/org.tensorflow.demo I/tensorflow: ClassifierActivity: Inference time: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6191345" calcext:value-type="float">
            <text:p>0,6191345</text:p>
          </table:table-cell>
          <table:table-cell table:number-columns-repeated="6"/>
          <table:table-cell table:formula="of:=IF([opt1.B18]=&quot;maltese&quot;;[opt1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34:37.122 29316-29762/org.tensorflow.demo I/tensorflow: ClassifierActivity: Inference time: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4286709" calcext:value-type="float">
            <text:p>0,14286709</text:p>
          </table:table-cell>
          <table:table-cell table:number-columns-repeated="11"/>
          <table:table-cell office:value-type="string" calcext:value-type="string">
            <text:p>01-23 10:34:40.457 29316-29762/org.tensorflow.demo I/tensorflow: ClassifierActivity: Inference time: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82887046" calcext:value-type="float">
            <text:p>0,082887046</text:p>
          </table:table-cell>
          <table:table-cell table:number-columns-repeated="11"/>
          <table:table-cell office:value-type="string" calcext:value-type="string">
            <text:p>01-23 10:34:43.687 29316-29762/org.tensorflow.demo I/tensorflow: ClassifierActivity: Inference time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949718" calcext:value-type="float">
            <text:p>0,04949718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3285418" calcext:value-type="float">
            <text:p>0,0328541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9386832" calcext:value-type="float">
            <text:p>0,9386832</text:p>
          </table:table-cell>
          <table:table-cell table:number-columns-repeated="5"/>
          <table:table-cell table:formula="of:=IF([opt1.B28]=&quot;border&quot;;IF([opt1.C28]=&quot;collie&quot;;[opt1.D28];0);0)" office:value-type="float" office:value="0.9386832" calcext:value-type="float">
            <text:p>0,938683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46433546" calcext:value-type="float">
            <text:p>0,046433546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244216" calcext:value-type="float">
            <text:p>0,004244216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2886628" calcext:value-type="float">
            <text:p>0,002886628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54058706" calcext:value-type="float">
            <text:p>0,0005405871</text:p>
          </table:table-cell>
          <table:table-cell office:value-type="string" calcext:value-type="string">
            <text:p>retriever</text:p>
          </table:table-cell>
          <table:table-cell office:value-type="float" office:value="0.0015393513" calcext:value-type="float">
            <text:p>0,001539351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61949104" calcext:value-type="float">
            <text:p>0,61949104</text:p>
          </table:table-cell>
          <table:table-cell table:number-columns-repeated="3"/>
          <table:table-cell table:formula="of:=IF([opt1.B38]=&quot;greater&quot;;IF([opt1.C38]=&quot;swiss&quot;;IF([opt1.D38]=&quot;mountain&quot;;IF([opt1.E38]=&quot;dog&quot;;[opt1.F38];0);0);0);0)" office:value-type="float" office:value="0.61949104" calcext:value-type="float">
            <text:p>0,6194910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31429178" calcext:value-type="float">
            <text:p>0,31429178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9025797" calcext:value-type="float">
            <text:p>0,02902579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01914226" calcext:value-type="float">
            <text:p>0,001914226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etick</text:p>
          </table:table-cell>
          <table:table-cell office:value-type="string" calcext:value-type="string">
            <text:p>coonhound</text:p>
          </table:table-cell>
          <table:table-cell office:value-type="float" office:value="0.0018483856" calcext:value-type="float">
            <text:p>0,001848385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9299484" calcext:value-type="float">
            <text:p>0,99299484</text:p>
          </table:table-cell>
          <table:table-cell table:number-columns-repeated="5"/>
          <table:table-cell table:formula="of:=IF([opt1.B48]=&quot;bedlington&quot;;IF([opt1.C48]=&quot;terrier&quot;;[opt1.D48];0);0)" office:value-type="float" office:value="0.99299484" calcext:value-type="float">
            <text:p>0,99299484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6468196" calcext:value-type="float">
            <text:p>0,0006468196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49410114" calcext:value-type="float">
            <text:p>0,0004941011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037277647" calcext:value-type="float">
            <text:p>0,0003727765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035845803" calcext:value-type="float">
            <text:p>0,00035845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1083944" calcext:value-type="float">
            <text:p>0,91083944</text:p>
          </table:table-cell>
          <table:table-cell table:number-columns-repeated="6"/>
          <table:table-cell table:formula="of:=IF([opt1.B58]=&quot;akita&quot;;[opt1.C58];0)" office:value-type="float" office:value="0.91083944" calcext:value-type="float">
            <text:p>0,91083944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21594467" calcext:value-type="float">
            <text:p>0,021594467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9615501" calcext:value-type="float">
            <text:p>0,019615501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16840803" calcext:value-type="float">
            <text:p>0,016840803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4247571" calcext:value-type="float">
            <text:p>0,01424757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89115" calcext:value-type="float">
            <text:p>0,9989115</text:p>
          </table:table-cell>
          <table:table-cell table:number-columns-repeated="6"/>
          <table:table-cell table:formula="of:=IF([opt1.B68]=&quot;chihuahua&quot;;[opt1.C68];0)" office:value-type="float" office:value="0.9989115" calcext:value-type="float">
            <text:p>0,998911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23611344" calcext:value-type="float">
            <text:p>0,0002361134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table:style-name="ce2" office:value-type="float" office:value="0.00009501937" calcext:value-type="float">
            <text:p>9,50E-05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table:style-name="ce2" office:value-type="float" office:value="0.000077439545" calcext:value-type="float">
            <text:p>7,74E-05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</text:p>
          </table:table-cell>
          <table:table-cell table:style-name="ce2" office:value-type="float" office:value="0.000053494958" calcext:value-type="float">
            <text:p>5,35E-0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095262" calcext:value-type="float">
            <text:p>0,3095262</text:p>
          </table:table-cell>
          <table:table-cell table:number-columns-repeated="4"/>
          <table:table-cell table:formula="of:=IF([opt1.B78]=&quot;pembroke&quot;;IF([opt1.C78]=&quot;welsh&quot;;IF([opt1.D78]=&quot;corgi&quot;;[opt1.E78];0);0);0)" office:value-type="float" office:value="0.3095262" calcext:value-type="float">
            <text:p>0,309526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9686686" calcext:value-type="float">
            <text:p>0,29686686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2524645" calcext:value-type="float">
            <text:p>0,12524645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43842" calcext:value-type="float">
            <text:p>0,084384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7517388" calcext:value-type="float">
            <text:p>0,02751738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6397123" calcext:value-type="float">
            <text:p>0,86397123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1.B88]=&quot;canaan&quot;;IF([opt1.C88]=&quot;dog&quot;;[opt1.D88];0);0)" office:value-type="float" office:value="0.86397123" calcext:value-type="float">
            <text:p>0,8639712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9917866" calcext:value-type="float">
            <text:p>0,049917866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41759357" calcext:value-type="float">
            <text:p>0,04175935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63908175" calcext:value-type="float">
            <text:p>0,006390817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51371427" calcext:value-type="float">
            <text:p>0,005137142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839029" calcext:value-type="float">
            <text:p>0,5839029</text:p>
          </table:table-cell>
          <table:table-cell table:number-columns-repeated="4"/>
          <table:table-cell table:formula="of:=IF([opt1.B98]=&quot;cardigan&quot;;IF([opt1.C98]=&quot;welsh&quot;;IF([opt1.D98]=&quot;corgi&quot;;[opt1.E98];0);0);0)" office:value-type="float" office:value="0.5839029" calcext:value-type="float">
            <text:p>0,5839029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9300472" calcext:value-type="float">
            <text:p>0,3930047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9757014" calcext:value-type="float">
            <text:p>0,0029757014</text:p>
          </table:table-cell>
          <table:table-cell office:value-type="float" office:value="0.007358198" calcext:value-type="float">
            <text:p>0,007358198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9034005" calcext:value-type="float">
            <text:p>0,0029034005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0559565" calcext:value-type="float">
            <text:p>0,00205595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9462057" calcext:value-type="float">
            <text:p>0,9462057</text:p>
          </table:table-cell>
          <table:table-cell table:number-columns-repeated="6"/>
          <table:table-cell table:formula="of:=IF([opt1.B108]=&quot;basenji&quot;;[opt1.C108];0)" office:value-type="float" office:value="0.9462057" calcext:value-type="float">
            <text:p>0,9462057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53259963" calcext:value-type="float">
            <text:p>0,005325996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35375" calcext:value-type="float">
            <text:p>0,00523537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39680926" calcext:value-type="float">
            <text:p>0,0039680926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834786" calcext:value-type="float">
            <text:p>0,00283478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6088377" calcext:value-type="float">
            <text:p>0,46088377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1.B118]=&quot;havanese&quot;;[opt1.C118];0)" office:value-type="float" office:value="0.46088377" calcext:value-type="float">
            <text:p>0,4608837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3298097" calcext:value-type="float">
            <text:p>0,3298097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1324307" calcext:value-type="float">
            <text:p>0,1132430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07706295" calcext:value-type="float">
            <text:p>0,07706295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50993436" calcext:value-type="float">
            <text:p>0,0050993436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3015049" calcext:value-type="float">
            <text:p>0,33015049</text:p>
          </table:table-cell>
          <table:table-cell table:number-columns-repeated="5"/>
          <table:table-cell table:formula="of:=IF([opt1.B128]=&quot;norwegian&quot;;IF([opt1.C128]=&quot;lundehund&quot;;[opt1.D128];0);0)" office:value-type="float" office:value="0.33015049" calcext:value-type="float">
            <text:p>0,3301504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3006397" calcext:value-type="float">
            <text:p>0,3006397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983943" calcext:value-type="float">
            <text:p>0,1983943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4671207" calcext:value-type="float">
            <text:p>0,04671207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828551" calcext:value-type="float">
            <text:p>0,0382855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5890258" calcext:value-type="float">
            <text:p>0,5890258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1.B138]=&quot;miniature&quot;;IF([opt1.C138]=&quot;schnauzer&quot;;[opt1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766053" calcext:value-type="float">
            <text:p>0,1766053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66494025" calcext:value-type="float">
            <text:p>0,06649402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5736984" calcext:value-type="float">
            <text:p>0,015736984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13229324" calcext:value-type="float">
            <text:p>0,01322932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8907037" calcext:value-type="float">
            <text:p>0,8907037</text:p>
          </table:table-cell>
          <table:table-cell table:number-columns-repeated="4"/>
          <table:table-cell table:formula="of:=IF([opt1.B148]=&quot;english&quot;;IF([opt1.C148]=&quot;springer&quot;;IF([opt1.D148]=&quot;spaniel&quot;;[opt1.E148];0);0);0)" office:value-type="float" office:value="0.8907037" calcext:value-type="float">
            <text:p>0,89070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36518585" calcext:value-type="float">
            <text:p>0,036518585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4617948" calcext:value-type="float">
            <text:p>0,014617948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090084635" calcext:value-type="float">
            <text:p>0,0090084635</text:p>
          </table:table-cell>
          <table:table-cell office:value-type="string" calcext:value-type="string">
            <text:p>0.047679115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041616457" calcext:value-type="float">
            <text:p>0,004161645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741167" calcext:value-type="float">
            <text:p>0,99741167</text:p>
          </table:table-cell>
          <table:table-cell table:number-columns-repeated="5"/>
          <table:table-cell table:formula="of:=IF([opt1.B158]=&quot;afghan&quot;;IF([opt1.C158]=&quot;hound&quot;;[opt1.D158];0);0)" office:value-type="float" office:value="0.99741167" calcext:value-type="float">
            <text:p>0,9974116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10388491" calcext:value-type="float">
            <text:p>0,0010388491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18560002" calcext:value-type="float">
            <text:p>0,0001856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1670256" calcext:value-type="float">
            <text:p>0,0001670256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117821415" calcext:value-type="float">
            <text:p>0,000117821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940035" calcext:value-type="float">
            <text:p>0,9940035</text:p>
          </table:table-cell>
          <table:table-cell table:number-columns-repeated="6"/>
          <table:table-cell table:formula="of:=IF([opt1.B168]=&quot;affenpinscher&quot;;[opt1.C168];0)" office:value-type="float" office:value="0.9940035" calcext:value-type="float">
            <text:p>0,994003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20033505" calcext:value-type="float">
            <text:p>0,0020033505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08437502" calcext:value-type="float">
            <text:p>0,000843750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18292286" calcext:value-type="float">
            <text:p>0,0001829229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12668292" calcext:value-type="float">
            <text:p>0,000126682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797767" calcext:value-type="float">
            <text:p>0,9797767</text:p>
          </table:table-cell>
          <table:table-cell table:number-columns-repeated="6"/>
          <table:table-cell table:formula="of:=IF([opt1.B178]=&quot;pomeranian&quot;;[opt1.C178];0)" office:value-type="float" office:value="0.9797767" calcext:value-type="float">
            <text:p>0,979776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057175895" calcext:value-type="float">
            <text:p>0,005717589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152137" calcext:value-type="float">
            <text:p>0,00152137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14478384" calcext:value-type="float">
            <text:p>0,0014478384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166826" calcext:value-type="float">
            <text:p>0,001316682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9392028" calcext:value-type="float">
            <text:p>0,9392028</text:p>
          </table:table-cell>
          <table:table-cell table:number-columns-repeated="4"/>
          <table:table-cell table:formula="of:=IF([opt1.B188]=&quot;german&quot;;IF([opt1.C188]=&quot;shepherd&quot;;IF([opt1.D188]=&quot;dog&quot;;[opt1.E188];0);0);0)" office:value-type="float" office:value="0.9392028" calcext:value-type="float">
            <text:p>0,939202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27365195" calcext:value-type="float">
            <text:p>0,027365195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134048425" calcext:value-type="float">
            <text:p>0,0134048425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6115599" calcext:value-type="float">
            <text:p>0,006115599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32668326" calcext:value-type="float">
            <text:p>0,0032668326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9052507" calcext:value-type="float">
            <text:p>0,99052507</text:p>
          </table:table-cell>
          <table:table-cell table:number-columns-repeated="5"/>
          <table:table-cell table:formula="of:=IF([opt1.B198]=&quot;australian&quot;;IF([opt1.C198]=&quot;shepherd&quot;;[opt1.D198];0);0)" office:value-type="float" office:value="0.99052507" calcext:value-type="float">
            <text:p>0,9905250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4342515" calcext:value-type="float">
            <text:p>0,00434251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6629584" calcext:value-type="float">
            <text:p>0,0016629584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545916" calcext:value-type="float">
            <text:p>0,0014545916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40176275" calcext:value-type="float">
            <text:p>0,0004017628</text:p>
          </table:table-cell>
          <table:table-cell table:number-columns-repeated="13"/>
        </table:table-row>
      </table:table>
      <table:table table:name="opt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38:36.201 30533-31034/org.tensorflow.demo I/tensorflow: ClassifierActivity: Inference time: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24164803" calcext:value-type="float">
            <text:p>24164803</text:p>
          </table:table-cell>
          <table:table-cell office:value-type="float" office:value="88224397" calcext:value-type="float">
            <text:p>88224397</text:p>
          </table:table-cell>
          <table:table-cell table:style-name="ce1" office:value-type="percentage" office:value="0.726" calcext:value-type="percentage">
            <text:p>72,60%</text:p>
          </table:table-cell>
          <table:table-cell office:value-type="string" calcext:value-type="string">
            <text:p>/home/aw/MobileInceptionRetrained/graphs/inception_v3_4000/opt2_retrained_dog_graph_inception_v3_4000_0.03.pb</text:p>
          </table:table-cell>
          <table:table-cell table:number-columns-repeated="9"/>
          <table:table-cell office:value-type="string" calcext:value-type="string">
            <text:p>01-23 10:38:39.457 30533-31034/org.tensorflow.demo I/tensorflow: ClassifierActivity: Inference time: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8:42.908 30533-31034/org.tensorflow.demo I/tensorflow: ClassifierActivity: Inference time: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3" table:formula="of:=AVERAGE([opt2.J6:.J202])" office:value-type="float" office:value="0.698508064" calcext:value-type="float">
            <text:p>0,698508064</text:p>
          </table:table-cell>
          <table:table-cell table:style-name="ce3" table:formula="of:=COUNTIFS([opt2.J6:.J200];&quot;=0&quot;)" office:value-type="float" office:value="3" calcext:value-type="float">
            <text:p>3</text:p>
          </table:table-cell>
          <table:table-cell table:style-name="ce3" table:formula="of:=AVERAGE([.P1:.P20])" office:value-type="float" office:value="1094.4" calcext:value-type="float">
            <text:p>1094,4</text:p>
          </table:table-cell>
          <table:table-cell table:number-columns-repeated="2"/>
          <table:table-cell office:value-type="string" calcext:value-type="string">
            <text:p>01-23 10:38:46.197 30533-31034/org.tensorflow.demo I/tensorflow: ClassifierActivity: Inference time: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8:49.480 30533-31034/org.tensorflow.demo I/tensorflow: ClassifierActivity: Inference time: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0"/>
          <table:table-cell office:value-type="string" calcext:value-type="string">
            <text:p>01-23 10:38:52.811 30533-31034/org.tensorflow.demo I/tensorflow: ClassifierActivity: Inference time: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8:56.220 30533-31034/org.tensorflow.demo I/tensorflow: ClassifierActivity: Inference time: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2242874" calcext:value-type="float">
            <text:p>0,72242874</text:p>
          </table:table-cell>
          <table:table-cell table:number-columns-repeated="5"/>
          <table:table-cell table:formula="of:=IF([opt2.B8]=&quot;great&quot;;IF([opt2.C8]=&quot;dane&quot;;[opt2.D8];0);0)" office:value-type="float" office:value="0.72242874" calcext:value-type="float">
            <text:p>0,72242874</text:p>
          </table:table-cell>
          <table:table-cell table:number-columns-repeated="4"/>
          <table:table-cell office:value-type="string" calcext:value-type="string">
            <text:p>01-23 10:38:59.461 30533-31034/org.tensorflow.demo I/tensorflow: ClassifierActivity: Inference time: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9342861" calcext:value-type="float">
            <text:p>0,09342861</text:p>
          </table:table-cell>
          <table:table-cell table:number-columns-repeated="10"/>
          <table:table-cell office:value-type="string" calcext:value-type="string">
            <text:p>01-23 10:39:02.972 30533-31034/org.tensorflow.demo I/tensorflow: ClassifierActivity: Inference time: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072146" calcext:value-type="float">
            <text:p>0,07072146</text:p>
          </table:table-cell>
          <table:table-cell office:value-type="float" office:value="0.08503203" calcext:value-type="float">
            <text:p>0,08503203</text:p>
          </table:table-cell>
          <table:table-cell table:number-columns-repeated="10"/>
          <table:table-cell office:value-type="string" calcext:value-type="string">
            <text:p>01-23 10:39:06.272 30533-31034/org.tensorflow.demo I/tensorflow: ClassifierActivity: Inference time: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6265718" calcext:value-type="float">
            <text:p>0,046265718</text:p>
          </table:table-cell>
          <table:table-cell table:number-columns-repeated="10"/>
          <table:table-cell office:value-type="string" calcext:value-type="string">
            <text:p>01-23 10:39:09.521 30533-31034/org.tensorflow.demo I/tensorflow: ClassifierActivity: Inference time: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4526069" calcext:value-type="float">
            <text:p>0,014526069</text:p>
          </table:table-cell>
          <table:table-cell table:number-columns-repeated="11"/>
          <table:table-cell office:value-type="string" calcext:value-type="string">
            <text:p>01-23 10:39:12.862 30533-31034/org.tensorflow.demo I/tensorflow: ClassifierActivity: Inference time: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9:16.180 30533-31034/org.tensorflow.demo I/tensorflow: ClassifierActivity: Inference time: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39:19.660 30533-31034/org.tensorflow.demo I/tensorflow: ClassifierActivity: Inference time: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9:22.914 30533-31034/org.tensorflow.demo I/tensorflow: ClassifierActivity: Inference time: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7s</text:p>
          </table:table-cell>
          <table:table-cell table:number-columns-repeated="10"/>
          <table:table-cell office:value-type="string" calcext:value-type="string">
            <text:p>01-23 10:39:26.450 30533-31034/org.tensorflow.demo I/tensorflow: ClassifierActivity: Inference time: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9:29.639 30533-31034/org.tensorflow.demo I/tensorflow: ClassifierActivity: Inference time: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611948" calcext:value-type="float">
            <text:p>0,611948</text:p>
          </table:table-cell>
          <table:table-cell table:number-columns-repeated="6"/>
          <table:table-cell table:formula="of:=IF([opt2.B18]=&quot;maltese&quot;;[opt2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39:32.868 30533-31034/org.tensorflow.demo I/tensorflow: ClassifierActivity: Inference time: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6186419" calcext:value-type="float">
            <text:p>0,16186419</text:p>
          </table:table-cell>
          <table:table-cell table:number-columns-repeated="11"/>
          <table:table-cell office:value-type="string" calcext:value-type="string">
            <text:p>01-23 10:39:36.176 30533-31034/org.tensorflow.demo I/tensorflow: ClassifierActivity: Inference time: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01082556" calcext:value-type="float">
            <text:p>0,101082556</text:p>
          </table:table-cell>
          <table:table-cell table:number-columns-repeated="11"/>
          <table:table-cell office:value-type="string" calcext:value-type="string">
            <text:p>01-23 10:39:39.673 30533-31034/org.tensorflow.demo I/tensorflow: ClassifierActivity: Inference time: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4367895" calcext:value-type="float">
            <text:p>0,044367895</text:p>
          </table:table-cell>
          <table:table-cell table:number-columns-repeated="10"/>
          <table:table-cell office:value-type="string" calcext:value-type="string">
            <text:p>01-23 10:39:43.001 30533-31034/org.tensorflow.demo I/tensorflow: ClassifierActivity: Inference time: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7414298" calcext:value-type="float">
            <text:p>0,01741429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94113666" calcext:value-type="float">
            <text:p>0,94113666</text:p>
          </table:table-cell>
          <table:table-cell table:number-columns-repeated="5"/>
          <table:table-cell table:formula="of:=IF([opt2.B28]=&quot;border&quot;;IF([opt2.C28]=&quot;collie&quot;;[opt2.D28];0);0)" office:value-type="float" office:value="0.94113666" calcext:value-type="float">
            <text:p>0,9411366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4506773" calcext:value-type="float">
            <text:p>0,04506773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3703074" calcext:value-type="float">
            <text:p>0,0033703074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25649865" calcext:value-type="float">
            <text:p>0,0025649865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51418674" calcext:value-type="float">
            <text:p>0,0005141867</text:p>
          </table:table-cell>
          <table:table-cell office:value-type="string" calcext:value-type="string">
            <text:p>retriever</text:p>
          </table:table-cell>
          <table:table-cell office:value-type="float" office:value="0.0014526249" calcext:value-type="float">
            <text:p>0,001452624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48084056" calcext:value-type="float">
            <text:p>0,48084056</text:p>
          </table:table-cell>
          <table:table-cell table:number-columns-repeated="3"/>
          <table:table-cell table:formula="of:=IF([opt2.B38]=&quot;greater&quot;;IF([opt2.C38]=&quot;swiss&quot;;IF([opt2.D38]=&quot;mountain&quot;;IF([opt2.E38]=&quot;dog&quot;;[opt2.F38];0);0);0);0)" office:value-type="float" office:value="0.48084056" calcext:value-type="float">
            <text:p>0,4808405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4279606" calcext:value-type="float">
            <text:p>0,4279606</text:p>
          </table:table-cell>
          <table:table-cell office:value-type="float" office:value="0.39465192" calcext:value-type="float">
            <text:p>0,3946519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815235" calcext:value-type="float">
            <text:p>0,0281523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30112134" calcext:value-type="float">
            <text:p>0,0030112134</text:p>
          </table:table-cell>
          <table:table-cell office:value-type="float" office:value="0.004559981" calcext:value-type="float">
            <text:p>0,00455998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7386758" calcext:value-type="float">
            <text:p>0,0027386758</text:p>
          </table:table-cell>
          <table:table-cell office:value-type="float" office:value="0.00514824" calcext:value-type="float">
            <text:p>0,0051482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8436433" calcext:value-type="float">
            <text:p>0,98436433</text:p>
          </table:table-cell>
          <table:table-cell table:number-columns-repeated="5"/>
          <table:table-cell table:formula="of:=IF([opt2.B48]=&quot;bedlington&quot;;IF([opt2.C48]=&quot;terrier&quot;;[opt2.D48];0);0)" office:value-type="float" office:value="0.98436433" calcext:value-type="float">
            <text:p>0,98436433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19017732" calcext:value-type="float">
            <text:p>0,001901773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10845509" calcext:value-type="float">
            <text:p>0,0010845509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8731074" calcext:value-type="float">
            <text:p>0,0008731074</text:p>
          </table:table-cell>
          <table:table-cell office:value-type="float" office:value="0.0028263703" calcext:value-type="float">
            <text:p>0,0028263703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8005443" calcext:value-type="float">
            <text:p>0,000800544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8727572" calcext:value-type="float">
            <text:p>0,8727572</text:p>
          </table:table-cell>
          <table:table-cell table:number-columns-repeated="6"/>
          <table:table-cell table:formula="of:=IF([opt2.B58]=&quot;akita&quot;;[opt2.C58];0)" office:value-type="float" office:value="0.8727572" calcext:value-type="float">
            <text:p>0,872757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6243945" calcext:value-type="float">
            <text:p>0,036243945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26728319" calcext:value-type="float">
            <text:p>0,026728319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25789784" calcext:value-type="float">
            <text:p>0,025789784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9118818" calcext:value-type="float">
            <text:p>0,01911881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890125" calcext:value-type="float">
            <text:p>0,99890125</text:p>
          </table:table-cell>
          <table:table-cell table:number-columns-repeated="6"/>
          <table:table-cell table:formula="of:=IF([opt2.B68]=&quot;chihuahua&quot;;[opt2.C68];0)" office:value-type="float" office:value="0.99890125" calcext:value-type="float">
            <text:p>0,9989012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23719388" calcext:value-type="float">
            <text:p>0,0002371939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table:style-name="ce2" office:value-type="float" office:value="0.00009098092" calcext:value-type="float">
            <text:p>9,10E-05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table:style-name="ce2" office:value-type="float" office:value="0.00008732718" calcext:value-type="float">
            <text:p>8,73E-05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table:style-name="ce2" office:value-type="float" office:value="0.00005428425" calcext:value-type="float">
            <text:p>5,43E-0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4765217" calcext:value-type="float">
            <text:p>0,24765217</text:p>
          </table:table-cell>
          <table:table-cell table:number-columns-repeated="4"/>
          <table:table-cell table:formula="of:=IF([opt2.B78]=&quot;pembroke&quot;;IF([opt2.C78]=&quot;welsh&quot;;IF([opt2.D78]=&quot;corgi&quot;;[opt2.E7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4499312" calcext:value-type="float">
            <text:p>0,2449931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9493689" calcext:value-type="float">
            <text:p>0,19493689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749869" calcext:value-type="float">
            <text:p>0,08749869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8764372" calcext:value-type="float">
            <text:p>0,0387643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9507" calcext:value-type="float">
            <text:p>0,8950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2.B88]=&quot;canaan&quot;;IF([opt2.C88]=&quot;dog&quot;;[opt2.D88];0);0)" office:value-type="float" office:value="0.89507" calcext:value-type="float">
            <text:p>0,8950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4434585" calcext:value-type="float">
            <text:p>0,044434585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30428518" calcext:value-type="float">
            <text:p>0,030428518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4258712" calcext:value-type="float">
            <text:p>0,004258712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39914767" calcext:value-type="float">
            <text:p>0,0039914767</text:p>
          </table:table-cell>
          <table:table-cell office:value-type="float" office:value="0.00960582" calcext:value-type="float">
            <text:p>0,009605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4351616" calcext:value-type="float">
            <text:p>0,54351616</text:p>
          </table:table-cell>
          <table:table-cell table:number-columns-repeated="4"/>
          <table:table-cell table:formula="of:=IF([opt2.B98]=&quot;cardigan&quot;;IF([opt2.C98]=&quot;welsh&quot;;IF([opt2.D98]=&quot;corgi&quot;;[opt2.E98];0);0);0)" office:value-type="float" office:value="0.54351616" calcext:value-type="float">
            <text:p>0,5435161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2547265" calcext:value-type="float">
            <text:p>0,4254726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4036563" calcext:value-type="float">
            <text:p>0,0044036563</text:p>
          </table:table-cell>
          <table:table-cell office:value-type="float" office:value="0.0072962" calcext:value-type="float">
            <text:p>0,0072962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8681823" calcext:value-type="float">
            <text:p>0,0028681823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574641" calcext:value-type="float">
            <text:p>0,00257464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9595845" calcext:value-type="float">
            <text:p>0,9595845</text:p>
          </table:table-cell>
          <table:table-cell table:number-columns-repeated="6"/>
          <table:table-cell table:formula="of:=IF([opt2.B108]=&quot;basenji&quot;;[opt2.C108];0)" office:value-type="float" office:value="0.9595845" calcext:value-type="float">
            <text:p>0,9595845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41452" calcext:value-type="float">
            <text:p>0,00524145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35349398" calcext:value-type="float">
            <text:p>0,0035349398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22408273" calcext:value-type="float">
            <text:p>0,0022408273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019257884" calcext:value-type="float">
            <text:p>0,0019257884</text:p>
          </table:table-cell>
          <table:table-cell office:value-type="float" office:value="0.0050575235" calcext:value-type="float">
            <text:p>0,005057523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4335392" calcext:value-type="float">
            <text:p>0,44335392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2.B118]=&quot;havanese&quot;;[opt2.C118];0)" office:value-type="float" office:value="0.44335392" calcext:value-type="float">
            <text:p>0,4433539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29607823" calcext:value-type="float">
            <text:p>0,29607823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14839156" calcext:value-type="float">
            <text:p>0,14839156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8909664" calcext:value-type="float">
            <text:p>0,08909664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4319085" calcext:value-type="float">
            <text:p>0,00431908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7984055" calcext:value-type="float">
            <text:p>0,37984055</text:p>
          </table:table-cell>
          <table:table-cell table:number-columns-repeated="5"/>
          <table:table-cell table:formula="of:=IF([opt2.B128]=&quot;norwegian&quot;;IF([opt2.C128]=&quot;lundehund&quot;;[opt2.D128];0);0)" office:value-type="float" office:value="0.37984055" calcext:value-type="float">
            <text:p>0,3798405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4028169" calcext:value-type="float">
            <text:p>0,24028169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21033196" calcext:value-type="float">
            <text:p>0,21033196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46072766" calcext:value-type="float">
            <text:p>0,046072766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8497936" calcext:value-type="float">
            <text:p>0,03849793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57120174" calcext:value-type="float">
            <text:p>0,57120174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2.B138]=&quot;miniature&quot;;IF([opt2.C138]=&quot;schnauzer&quot;;[opt2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7379366" calcext:value-type="float">
            <text:p>0,17379366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64321965" calcext:value-type="float">
            <text:p>0,06432196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14718696" calcext:value-type="float">
            <text:p>0,014718696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4277718" calcext:value-type="float">
            <text:p>0,014277718</text:p>
          </table:table-cell>
          <table:table-cell office:value-type="float" office:value="0.016511986" calcext:value-type="float">
            <text:p>0,016511986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8621938" calcext:value-type="float">
            <text:p>0,8621938</text:p>
          </table:table-cell>
          <table:table-cell table:number-columns-repeated="4"/>
          <table:table-cell table:formula="of:=IF([opt2.B148]=&quot;english&quot;;IF([opt2.C148]=&quot;springer&quot;;IF([opt2.D148]=&quot;spaniel&quot;;[opt2.E148];0);0);0)" office:value-type="float" office:value="0.8621938" calcext:value-type="float">
            <text:p>0,862193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53362213" calcext:value-type="float">
            <text:p>0,053362213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4583534" calcext:value-type="float">
            <text:p>0,014583534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09829589" calcext:value-type="float">
            <text:p>0,009829589</text:p>
          </table:table-cell>
          <table:table-cell office:value-type="string" calcext:value-type="string">
            <text:p>0.047679115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056026704" calcext:value-type="float">
            <text:p>0,005602670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725974" calcext:value-type="float">
            <text:p>0,99725974</text:p>
          </table:table-cell>
          <table:table-cell table:number-columns-repeated="5"/>
          <table:table-cell table:formula="of:=IF([opt2.B158]=&quot;afghan&quot;;IF([opt2.C158]=&quot;hound&quot;;[opt2.D158];0);0)" office:value-type="float" office:value="0.99725974" calcext:value-type="float">
            <text:p>0,9972597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10914529" calcext:value-type="float">
            <text:p>0,0010914529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18532557" calcext:value-type="float">
            <text:p>0,0001853256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16808475" calcext:value-type="float">
            <text:p>0,000168084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12399549" calcext:value-type="float">
            <text:p>0,000123995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9342114" calcext:value-type="float">
            <text:p>0,99342114</text:p>
          </table:table-cell>
          <table:table-cell table:number-columns-repeated="6"/>
          <table:table-cell table:formula="of:=IF([opt2.B168]=&quot;affenpinscher&quot;;[opt2.C168];0)" office:value-type="float" office:value="0.99342114" calcext:value-type="float">
            <text:p>0,9934211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18284413" calcext:value-type="float">
            <text:p>0,0018284413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11439784" calcext:value-type="float">
            <text:p>0,001143978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1896888" calcext:value-type="float">
            <text:p>0,000189688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14657076" calcext:value-type="float">
            <text:p>0,000146570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7907853" calcext:value-type="float">
            <text:p>0,97907853</text:p>
          </table:table-cell>
          <table:table-cell table:number-columns-repeated="6"/>
          <table:table-cell table:formula="of:=IF([opt2.B178]=&quot;pomeranian&quot;;[opt2.C178];0)" office:value-type="float" office:value="0.97907853" calcext:value-type="float">
            <text:p>0,9790785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05777166" calcext:value-type="float">
            <text:p>0,00577716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15813344" calcext:value-type="float">
            <text:p>0,0015813344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13943095" calcext:value-type="float">
            <text:p>0,0013943095</text:p>
          </table:table-cell>
          <table:table-cell office:value-type="float" office:value="0.003295698" calcext:value-type="float">
            <text:p>0,003295698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2686896" calcext:value-type="float">
            <text:p>0,001268689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9292965" calcext:value-type="float">
            <text:p>0,9292965</text:p>
          </table:table-cell>
          <table:table-cell table:number-columns-repeated="4"/>
          <table:table-cell table:formula="of:=IF([opt2.B188]=&quot;german&quot;;IF([opt2.C188]=&quot;shepherd&quot;;IF([opt2.D188]=&quot;dog&quot;;[opt2.E188];0);0);0)" office:value-type="float" office:value="0.9292965" calcext:value-type="float">
            <text:p>0,929296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29773638" calcext:value-type="float">
            <text:p>0,029773638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11282814" calcext:value-type="float">
            <text:p>0,01128281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10500204" calcext:value-type="float">
            <text:p>0,010500204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37050815" calcext:value-type="float">
            <text:p>0,0037050815</text:p>
          </table:table-cell>
          <table:table-cell office:value-type="float" office:value="0.012045804" calcext:value-type="float">
            <text:p>0,01204580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71177" calcext:value-type="float">
            <text:p>0,9871177</text:p>
          </table:table-cell>
          <table:table-cell table:number-columns-repeated="5"/>
          <table:table-cell table:formula="of:=IF([opt2.B198]=&quot;australian&quot;;IF([opt2.C198]=&quot;shepherd&quot;;[opt2.D198];0);0)" office:value-type="float" office:value="0.9871177" calcext:value-type="float">
            <text:p>0,987117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71370816" calcext:value-type="float">
            <text:p>0,0071370816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041297" calcext:value-type="float">
            <text:p>0,002041297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3774828" calcext:value-type="float">
            <text:p>0,0013774828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39259135" calcext:value-type="float">
            <text:p>0,0003925914</text:p>
          </table:table-cell>
          <table:table-cell table:number-columns-repeated="13"/>
        </table:table-row>
      </table:table>
      <table:table table:name="opt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41:20.493 31635-32107/org.tensorflow.demo I/tensorflow: ClassifierActivity: Inference time: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81842631" calcext:value-type="float">
            <text:p>81842631</text:p>
          </table:table-cell>
          <table:table-cell office:value-type="float" office:value="88222178" calcext:value-type="float">
            <text:p>88222178</text:p>
          </table:table-cell>
          <table:table-cell table:style-name="ce1" office:value-type="percentage" office:value="0.072" calcext:value-type="percentage">
            <text:p>7,20%</text:p>
          </table:table-cell>
          <table:table-cell office:value-type="string" calcext:value-type="string">
            <text:p>/home/aw/MobileInceptionRetrained/graphs/inception_v3_4000/opt3_retrained_dog_graph_inception_v3_4000_0.03.pb</text:p>
          </table:table-cell>
          <table:table-cell table:number-columns-repeated="9"/>
          <table:table-cell office:value-type="string" calcext:value-type="string">
            <text:p>01-23 10:41:23.766 31635-32107/org.tensorflow.demo I/tensorflow: ClassifierActivity: Inference time: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26.933 31635-32107/org.tensorflow.demo I/tensorflow: ClassifierActivity: Inference time: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3" table:formula="of:=AVERAGE([opt3.J6:.J202])" office:value-type="float" office:value="0.722748137" calcext:value-type="float">
            <text:p>0,722748137</text:p>
          </table:table-cell>
          <table:table-cell table:style-name="ce3" table:formula="of:=COUNTIFS([opt3.J6:.J200];&quot;=0&quot;)" office:value-type="float" office:value="2" calcext:value-type="float">
            <text:p>2</text:p>
          </table:table-cell>
          <table:table-cell table:style-name="ce3" table:formula="of:=AVERAGE([.P1:.P20])" office:value-type="float" office:value="1139.9" calcext:value-type="float">
            <text:p>1139,9</text:p>
          </table:table-cell>
          <table:table-cell table:number-columns-repeated="2"/>
          <table:table-cell office:value-type="string" calcext:value-type="string">
            <text:p>01-23 10:41:29.948 31635-32107/org.tensorflow.demo I/tensorflow: ClassifierActivity: Inference time: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32.953 31635-32107/org.tensorflow.demo I/tensorflow: ClassifierActivity: Inference time: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0"/>
          <table:table-cell office:value-type="string" calcext:value-type="string">
            <text:p>01-23 10:41:35.887 31635-32107/org.tensorflow.demo I/tensorflow: ClassifierActivity: Inference time: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38.963 31635-32107/org.tensorflow.demo I/tensorflow: ClassifierActivity: Inference time: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0778054" calcext:value-type="float">
            <text:p>0,70778054</text:p>
          </table:table-cell>
          <table:table-cell table:number-columns-repeated="5"/>
          <table:table-cell table:formula="of:=IF([opt3.B8]=&quot;great&quot;;IF([opt3.C8]=&quot;dane&quot;;[opt3.D8];0);0)" office:value-type="float" office:value="0.70778054" calcext:value-type="float">
            <text:p>0,70778054</text:p>
          </table:table-cell>
          <table:table-cell table:number-columns-repeated="4"/>
          <table:table-cell office:value-type="string" calcext:value-type="string">
            <text:p>01-23 10:41:42.376 31635-32107/org.tensorflow.demo I/tensorflow: ClassifierActivity: Inference time: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9314905" calcext:value-type="float">
            <text:p>0,09314905</text:p>
          </table:table-cell>
          <table:table-cell table:number-columns-repeated="10"/>
          <table:table-cell office:value-type="string" calcext:value-type="string">
            <text:p>01-23 10:41:45.367 31635-32107/org.tensorflow.demo I/tensorflow: ClassifierActivity: Inference time: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542099" calcext:value-type="float">
            <text:p>0,07542099</text:p>
          </table:table-cell>
          <table:table-cell office:value-type="float" office:value="0.086185105" calcext:value-type="float">
            <text:p>0,086185105</text:p>
          </table:table-cell>
          <table:table-cell table:number-columns-repeated="10"/>
          <table:table-cell office:value-type="string" calcext:value-type="string">
            <text:p>01-23 10:41:48.576 31635-32107/org.tensorflow.demo I/tensorflow: ClassifierActivity: Inference time: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523626" calcext:value-type="float">
            <text:p>0,04523626</text:p>
          </table:table-cell>
          <table:table-cell table:number-columns-repeated="10"/>
          <table:table-cell office:value-type="string" calcext:value-type="string">
            <text:p>01-23 10:41:51.930 31635-32107/org.tensorflow.demo I/tensorflow: ClassifierActivity: Inference time: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5327701" calcext:value-type="float">
            <text:p>0,015327701</text:p>
          </table:table-cell>
          <table:table-cell table:number-columns-repeated="11"/>
          <table:table-cell office:value-type="string" calcext:value-type="string">
            <text:p>01-23 10:41:54.975 31635-32107/org.tensorflow.demo I/tensorflow: ClassifierActivity: Inference time: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58.117 31635-32107/org.tensorflow.demo I/tensorflow: ClassifierActivity: Inference time: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42:01.381 31635-32107/org.tensorflow.demo I/tensorflow: ClassifierActivity: Inference time: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2:04.547 31635-32107/org.tensorflow.demo I/tensorflow: ClassifierActivity: Inference time: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0"/>
          <table:table-cell office:value-type="string" calcext:value-type="string">
            <text:p>01-23 10:42:07.706 31635-32107/org.tensorflow.demo I/tensorflow: ClassifierActivity: Inference time: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2:10.709 31635-32107/org.tensorflow.demo I/tensorflow: ClassifierActivity: Inference time: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6191352" calcext:value-type="float">
            <text:p>0,6191352</text:p>
          </table:table-cell>
          <table:table-cell table:number-columns-repeated="6"/>
          <table:table-cell table:formula="of:=IF([opt3.B18]=&quot;maltese&quot;;[opt3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42:13.934 31635-32107/org.tensorflow.demo I/tensorflow: ClassifierActivity: Inference time: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4286725" calcext:value-type="float">
            <text:p>0,14286725</text:p>
          </table:table-cell>
          <table:table-cell table:number-columns-repeated="11"/>
          <table:table-cell office:value-type="string" calcext:value-type="string">
            <text:p>01-23 10:42:17.197 31635-32107/org.tensorflow.demo I/tensorflow: ClassifierActivity: Inference time: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828869" calcext:value-type="float">
            <text:p>0,0828869</text:p>
          </table:table-cell>
          <table:table-cell table:number-columns-repeated="11"/>
          <table:table-cell office:value-type="string" calcext:value-type="string">
            <text:p>01-23 10:42:20.381 31635-32107/org.tensorflow.demo I/tensorflow: ClassifierActivity: Inference time: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9497" calcext:value-type="float">
            <text:p>0,049497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3285397" calcext:value-type="float">
            <text:p>0,0328539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9386834" calcext:value-type="float">
            <text:p>0,9386834</text:p>
          </table:table-cell>
          <table:table-cell table:number-columns-repeated="5"/>
          <table:table-cell table:formula="of:=IF([opt3.B28]=&quot;border&quot;;IF([opt3.C28]=&quot;collie&quot;;[opt3.D28];0);0)" office:value-type="float" office:value="0.9386834" calcext:value-type="float">
            <text:p>0,938683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4643344" calcext:value-type="float">
            <text:p>0,04643344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2442186" calcext:value-type="float">
            <text:p>0,0042442186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28866215" calcext:value-type="float">
            <text:p>0,0028866215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54058695" calcext:value-type="float">
            <text:p>0,000540587</text:p>
          </table:table-cell>
          <table:table-cell office:value-type="string" calcext:value-type="string">
            <text:p>retriever</text:p>
          </table:table-cell>
          <table:table-cell office:value-type="float" office:value="0.0015393512" calcext:value-type="float">
            <text:p>0,001539351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6194894" calcext:value-type="float">
            <text:p>0,6194894</text:p>
          </table:table-cell>
          <table:table-cell table:number-columns-repeated="3"/>
          <table:table-cell table:formula="of:=IF([opt3.B38]=&quot;greater&quot;;IF([opt3.C38]=&quot;swiss&quot;;IF([opt3.D38]=&quot;mountain&quot;;IF([opt3.E38]=&quot;dog&quot;;[opt3.F38];0);0);0);0)" office:value-type="float" office:value="0.6194894" calcext:value-type="float">
            <text:p>0,619489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31429362" calcext:value-type="float">
            <text:p>0,3142936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9025665" calcext:value-type="float">
            <text:p>0,029025665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019142318" calcext:value-type="float">
            <text:p>0,0019142318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etick</text:p>
          </table:table-cell>
          <table:table-cell office:value-type="string" calcext:value-type="string">
            <text:p>coonhound</text:p>
          </table:table-cell>
          <table:table-cell office:value-type="float" office:value="0.0018483849" calcext:value-type="float">
            <text:p>0,001848384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9299484" calcext:value-type="float">
            <text:p>0,99299484</text:p>
          </table:table-cell>
          <table:table-cell table:number-columns-repeated="5"/>
          <table:table-cell table:formula="of:=IF([opt3.B48]=&quot;bedlington&quot;;IF([opt3.C48]=&quot;terrier&quot;;[opt3.D48];0);0)" office:value-type="float" office:value="0.99299484" calcext:value-type="float">
            <text:p>0,99299484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6468226" calcext:value-type="float">
            <text:p>0,0006468226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4941016" calcext:value-type="float">
            <text:p>0,0004941016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037277598" calcext:value-type="float">
            <text:p>0,000372776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035845785" calcext:value-type="float">
            <text:p>0,0003584579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108393" calcext:value-type="float">
            <text:p>0,9108393</text:p>
          </table:table-cell>
          <table:table-cell table:number-columns-repeated="6"/>
          <table:table-cell table:formula="of:=IF([opt3.B58]=&quot;akita&quot;;[opt3.C58];0)" office:value-type="float" office:value="0.9108393" calcext:value-type="float">
            <text:p>0,9108393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21594495" calcext:value-type="float">
            <text:p>0,021594495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9615535" calcext:value-type="float">
            <text:p>0,019615535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16840816" calcext:value-type="float">
            <text:p>0,016840816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4247563" calcext:value-type="float">
            <text:p>0,01424756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89115" calcext:value-type="float">
            <text:p>0,9989115</text:p>
          </table:table-cell>
          <table:table-cell table:number-columns-repeated="6"/>
          <table:table-cell table:formula="of:=IF([opt3.B68]=&quot;chihuahua&quot;;[opt3.C68];0)" office:value-type="float" office:value="0.9989115" calcext:value-type="float">
            <text:p>0,998911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2361132" calcext:value-type="float">
            <text:p>0,0002361132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table:style-name="ce2" office:value-type="float" office:value="0.000095019095" calcext:value-type="float">
            <text:p>9,50E-05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table:style-name="ce2" office:value-type="float" office:value="0.000077439254" calcext:value-type="float">
            <text:p>7,74E-05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</text:p>
          </table:table-cell>
          <table:table-cell table:style-name="ce2" office:value-type="float" office:value="0.000053494907" calcext:value-type="float">
            <text:p>5,35E-0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0952585" calcext:value-type="float">
            <text:p>0,30952585</text:p>
          </table:table-cell>
          <table:table-cell table:number-columns-repeated="4"/>
          <table:table-cell table:formula="of:=IF([opt3.B78]=&quot;pembroke&quot;;IF([opt3.C78]=&quot;welsh&quot;;IF([opt3.D78]=&quot;corgi&quot;;[opt3.E78];0);0);0)" office:value-type="float" office:value="0.30952585" calcext:value-type="float">
            <text:p>0,3095258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9686624" calcext:value-type="float">
            <text:p>0,2968662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252469" calcext:value-type="float">
            <text:p>0,1252469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4384546" calcext:value-type="float">
            <text:p>0,08438454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7517376" calcext:value-type="float">
            <text:p>0,02751737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6397153" calcext:value-type="float">
            <text:p>0,86397153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3.B88]=&quot;canaan&quot;;IF([opt3.C88]=&quot;dog&quot;;[opt3.D88];0);0)" office:value-type="float" office:value="0.86397153" calcext:value-type="float">
            <text:p>0,8639715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9917642" calcext:value-type="float">
            <text:p>0,049917642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41759394" calcext:value-type="float">
            <text:p>0,04175939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63908263" calcext:value-type="float">
            <text:p>0,0063908263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51371297" calcext:value-type="float">
            <text:p>0,005137129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8390266" calcext:value-type="float">
            <text:p>0,58390266</text:p>
          </table:table-cell>
          <table:table-cell table:number-columns-repeated="4"/>
          <table:table-cell table:formula="of:=IF([opt3.B98]=&quot;cardigan&quot;;IF([opt3.C98]=&quot;welsh&quot;;IF([opt3.D98]=&quot;corgi&quot;;[opt3.E98];0);0);0)" office:value-type="float" office:value="0.58390266" calcext:value-type="float">
            <text:p>0,5839026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930049" calcext:value-type="float">
            <text:p>0,393004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9757072" calcext:value-type="float">
            <text:p>0,0029757072</text:p>
          </table:table-cell>
          <table:table-cell office:value-type="float" office:value="0.0073581934" calcext:value-type="float">
            <text:p>0,0073581934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9033993" calcext:value-type="float">
            <text:p>0,0029033993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0559556" calcext:value-type="float">
            <text:p>0,002055955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94620574" calcext:value-type="float">
            <text:p>0,94620574</text:p>
          </table:table-cell>
          <table:table-cell table:number-columns-repeated="6"/>
          <table:table-cell table:formula="of:=IF([opt3.B108]=&quot;basenji&quot;;[opt3.C108];0)" office:value-type="float" office:value="0.94620574" calcext:value-type="float">
            <text:p>0,9462057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5325997" calcext:value-type="float">
            <text:p>0,00532599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353702" calcext:value-type="float">
            <text:p>0,0052353702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3968089" calcext:value-type="float">
            <text:p>0,00396808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8347783" calcext:value-type="float">
            <text:p>0,00283477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6088377" calcext:value-type="float">
            <text:p>0,46088377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3.B118]=&quot;havanese&quot;;[opt3.C118];0)" office:value-type="float" office:value="0.46088377" calcext:value-type="float">
            <text:p>0,4608837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32980943" calcext:value-type="float">
            <text:p>0,32980943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13243125" calcext:value-type="float">
            <text:p>0,113243125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07706325" calcext:value-type="float">
            <text:p>0,07706325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5099324" calcext:value-type="float">
            <text:p>0,00509932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3015057" calcext:value-type="float">
            <text:p>0,33015057</text:p>
          </table:table-cell>
          <table:table-cell table:number-columns-repeated="5"/>
          <table:table-cell table:formula="of:=IF([opt3.B128]=&quot;norwegian&quot;;IF([opt3.C128]=&quot;lundehund&quot;;[opt3.D128];0);0)" office:value-type="float" office:value="0.33015057" calcext:value-type="float">
            <text:p>0,33015057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3006389" calcext:value-type="float">
            <text:p>0,3006389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9839539" calcext:value-type="float">
            <text:p>0,19839539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46711907" calcext:value-type="float">
            <text:p>0,046711907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82855" calcext:value-type="float">
            <text:p>0,03828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5890263" calcext:value-type="float">
            <text:p>0,5890263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3.B138]=&quot;miniature&quot;;IF([opt3.C138]=&quot;schnauzer&quot;;[opt3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7660496" calcext:value-type="float">
            <text:p>0,17660496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66494144" calcext:value-type="float">
            <text:p>0,066494144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5736952" calcext:value-type="float">
            <text:p>0,01573695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13229332" calcext:value-type="float">
            <text:p>0,01322933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8907037" calcext:value-type="float">
            <text:p>0,8907037</text:p>
          </table:table-cell>
          <table:table-cell table:number-columns-repeated="4"/>
          <table:table-cell table:formula="of:=IF([opt3.B148]=&quot;english&quot;;IF([opt3.C148]=&quot;springer&quot;;IF([opt3.D148]=&quot;spaniel&quot;;[opt3.E148];0);0);0)" office:value-type="float" office:value="0.8907037" calcext:value-type="float">
            <text:p>0,89070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36518604" calcext:value-type="float">
            <text:p>0,036518604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4617941" calcext:value-type="float">
            <text:p>0,014617941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09008485" calcext:value-type="float">
            <text:p>0,009008485</text:p>
          </table:table-cell>
          <table:table-cell office:value-type="string" calcext:value-type="string">
            <text:p>0.047679115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041616475" calcext:value-type="float">
            <text:p>0,004161647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741167" calcext:value-type="float">
            <text:p>0,99741167</text:p>
          </table:table-cell>
          <table:table-cell table:number-columns-repeated="5"/>
          <table:table-cell table:formula="of:=IF([opt3.B158]=&quot;afghan&quot;;IF([opt3.C158]=&quot;hound&quot;;[opt3.D158];0);0)" office:value-type="float" office:value="0.99741167" calcext:value-type="float">
            <text:p>0,9974116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10388516" calcext:value-type="float">
            <text:p>0,0010388516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18560002" calcext:value-type="float">
            <text:p>0,0001856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16702575" calcext:value-type="float">
            <text:p>0,000167025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11782175" calcext:value-type="float">
            <text:p>0,000117821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940035" calcext:value-type="float">
            <text:p>0,9940035</text:p>
          </table:table-cell>
          <table:table-cell table:number-columns-repeated="6"/>
          <table:table-cell table:formula="of:=IF([opt3.B168]=&quot;affenpinscher&quot;;[opt3.C168];0)" office:value-type="float" office:value="0.9940035" calcext:value-type="float">
            <text:p>0,994003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20033524" calcext:value-type="float">
            <text:p>0,0020033524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084375223" calcext:value-type="float">
            <text:p>0,000843752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18292303" calcext:value-type="float">
            <text:p>0,000182923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12668304" calcext:value-type="float">
            <text:p>0,0001266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797768" calcext:value-type="float">
            <text:p>0,9797768</text:p>
          </table:table-cell>
          <table:table-cell table:number-columns-repeated="6"/>
          <table:table-cell table:formula="of:=IF([opt3.B178]=&quot;pomeranian&quot;;[opt3.C178];0)" office:value-type="float" office:value="0.9797768" calcext:value-type="float">
            <text:p>0,979776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057175765" calcext:value-type="float">
            <text:p>0,005717576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15213673" calcext:value-type="float">
            <text:p>0,0015213673</text:p>
          </table:table-cell>
          <table:table-cell office:value-type="float" office:value="0.003301328" calcext:value-type="float">
            <text:p>0,00330132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14478358" calcext:value-type="float">
            <text:p>0,0014478358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166795" calcext:value-type="float">
            <text:p>0,001316679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9392029" calcext:value-type="float">
            <text:p>0,9392029</text:p>
          </table:table-cell>
          <table:table-cell table:number-columns-repeated="4"/>
          <table:table-cell table:formula="of:=IF([opt3.B188]=&quot;german&quot;;IF([opt3.C188]=&quot;shepherd&quot;;IF([opt3.D188]=&quot;dog&quot;;[opt3.E188];0);0);0)" office:value-type="float" office:value="0.9392029" calcext:value-type="float">
            <text:p>0,939202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27365187" calcext:value-type="float">
            <text:p>0,027365187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13404767" calcext:value-type="float">
            <text:p>0,013404767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61155646" calcext:value-type="float">
            <text:p>0,0061155646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32668158" calcext:value-type="float">
            <text:p>0,00326681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9052507" calcext:value-type="float">
            <text:p>0,99052507</text:p>
          </table:table-cell>
          <table:table-cell table:number-columns-repeated="5"/>
          <table:table-cell table:formula="of:=IF([opt3.B198]=&quot;australian&quot;;IF([opt3.C198]=&quot;shepherd&quot;;[opt3.D198];0);0)" office:value-type="float" office:value="0.99052507" calcext:value-type="float">
            <text:p>0,9905250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43425094" calcext:value-type="float">
            <text:p>0,0043425094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6629584" calcext:value-type="float">
            <text:p>0,0016629584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545888" calcext:value-type="float">
            <text:p>0,0014545888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40176333" calcext:value-type="float">
            <text:p>0,0004017633</text:p>
          </table:table-cell>
          <table:table-cell table:number-columns-repeated="13"/>
        </table:table-row>
      </table:table>
      <table:table table:name="opt4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/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45:49.855 2309-2350/org.tensorflow.demo I/tensorflow: ClassifierActivity: Inference time: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belImagePC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148914" calcext:value-type="float">
            <text:p>24148914</text:p>
          </table:table-cell>
          <table:table-cell office:value-type="float" office:value="88222178" calcext:value-type="float">
            <text:p>88222178</text:p>
          </table:table-cell>
          <table:table-cell table:style-name="ce5" office:value-type="percentage" office:value="0.726" calcext:value-type="percentage">
            <text:p>72,60%</text:p>
          </table:table-cell>
          <table:table-cell office:value-type="string" calcext:value-type="string">
            <text:p>/home/aw/MobileInceptionRetrained/graphs/inception_v3_4000/opt4_retrained_dog_graph_inception_v3_4000_0.03.pb</text:p>
          </table:table-cell>
          <table:table-cell table:number-columns-repeated="9"/>
          <table:table-cell office:value-type="string" calcext:value-type="string">
            <text:p>01-23 10:45:52.920 2309-2350/org.tensorflow.demo I/tensorflow: ClassifierActivity: Inference time: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ms</text:p>
          </table:table-cell>
          <table:table-cell office:value-type="float" office:value="0.278" calcext:value-type="float">
            <text:p>0,278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01-23 10:45:56.228 2309-2350/org.tensorflow.demo I/tensorflow: ClassifierActivity: Inference time: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s</text:p>
          </table:table-cell>
          <table:table-cell office:value-type="float" office:value="0.281" calcext:value-type="float">
            <text:p>0,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7" table:formula="of:=AVERAGE([opt4.J6:.J202])" office:value-type="float" office:value="0.700055786" calcext:value-type="float">
            <text:p>0,700055786</text:p>
          </table:table-cell>
          <table:table-cell table:style-name="ce7" table:formula="of:=COUNTIFS([opt4.J6:.J200];&quot;=0&quot;)" office:value-type="float" office:value="3" calcext:value-type="float">
            <text:p>3</text:p>
          </table:table-cell>
          <table:table-cell table:style-name="ce7" table:formula="of:=AVERAGE([opt4.P1:.P20])" office:value-type="float" office:value="1108.2" calcext:value-type="float">
            <text:p>1108,2</text:p>
          </table:table-cell>
          <table:table-cell table:style-name="ce9" table:formula="of:=AVERAGE([.P26:.P30])" office:value-type="float" office:value="491.4" calcext:value-type="float">
            <text:p>491,4</text:p>
          </table:table-cell>
          <table:table-cell table:style-name="ce9" table:formula="of:=AVERAGE([.R2:.R21])" office:value-type="float" office:value="0.285" calcext:value-type="float">
            <text:p>0,285</text:p>
          </table:table-cell>
          <table:table-cell office:value-type="string" calcext:value-type="string">
            <text:p>01-23 10:45:59.455 2309-2350/org.tensorflow.demo I/tensorflow: ClassifierActivity: Inference time: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ms</text:p>
          </table:table-cell>
          <table:table-cell office:value-type="float" office:value="0.281" calcext:value-type="float">
            <text:p>0,281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01-23 10:46:02.567 2309-2350/org.tensorflow.demo I/tensorflow: ClassifierActivity: Inference time: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ms</text:p>
          </table:table-cell>
          <table:table-cell office:value-type="float" office:value="0.289" calcext:value-type="float">
            <text:p>0,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0"/>
          <table:table-cell office:value-type="string" calcext:value-type="string">
            <text:p>01-23 10:46:05.796 2309-2350/org.tensorflow.demo I/tensorflow: ClassifierActivity: Inference time: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ms</text:p>
          </table:table-cell>
          <table:table-cell office:value-type="float" office:value="0.277" calcext:value-type="float">
            <text:p>0,277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01-23 10:46:09.153 2309-2350/org.tensorflow.demo I/tensorflow: ClassifierActivity: Inference time: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s</text:p>
          </table:table-cell>
          <table:table-cell office:value-type="float" office:value="0.294" calcext:value-type="float">
            <text:p>0,29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284081" calcext:value-type="float">
            <text:p>0,7284081</text:p>
          </table:table-cell>
          <table:table-cell table:number-columns-repeated="5"/>
          <table:table-cell table:formula="of:=IF([opt4.B8]=&quot;great&quot;;IF([opt4.C8]=&quot;dane&quot;;[opt4.D8];0);0)" office:value-type="float" office:value="0.7284081" calcext:value-type="float">
            <text:p>0,7284081</text:p>
          </table:table-cell>
          <table:table-cell table:number-columns-repeated="4"/>
          <table:table-cell office:value-type="string" calcext:value-type="string">
            <text:p>01-23 10:46:12.217 2309-2350/org.tensorflow.demo I/tensorflow: ClassifierActivity: Inference time: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ms</text:p>
          </table:table-cell>
          <table:table-cell office:value-type="float" office:value="0.283" calcext:value-type="float">
            <text:p>0,28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9059053" calcext:value-type="float">
            <text:p>0,09059053</text:p>
          </table:table-cell>
          <table:table-cell table:number-columns-repeated="10"/>
          <table:table-cell office:value-type="string" calcext:value-type="string">
            <text:p>01-23 10:46:15.480 2309-2350/org.tensorflow.demo I/tensorflow: ClassifierActivity: Inference time: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ms</text:p>
          </table:table-cell>
          <table:table-cell office:value-type="float" office:value="0.287" calcext:value-type="float">
            <text:p>0,28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69753" calcext:value-type="float">
            <text:p>0,069753</text:p>
          </table:table-cell>
          <table:table-cell office:value-type="float" office:value="0.08277201" calcext:value-type="float">
            <text:p>0,08277201</text:p>
          </table:table-cell>
          <table:table-cell table:number-columns-repeated="10"/>
          <table:table-cell office:value-type="string" calcext:value-type="string">
            <text:p>01-23 10:46:18.551 2309-2350/org.tensorflow.demo I/tensorflow: ClassifierActivity: Inference time: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ms</text:p>
          </table:table-cell>
          <table:table-cell office:value-type="float" office:value="0.295" calcext:value-type="float">
            <text:p>0,29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5611747" calcext:value-type="float">
            <text:p>0,045611747</text:p>
          </table:table-cell>
          <table:table-cell table:number-columns-repeated="10"/>
          <table:table-cell office:value-type="string" calcext:value-type="string">
            <text:p>01-23 10:46:21.842 2309-2350/org.tensorflow.demo I/tensorflow: ClassifierActivity: Inference time: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s</text:p>
          </table:table-cell>
          <table:table-cell office:value-type="float" office:value="0.281" calcext:value-type="float">
            <text:p>0,281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4584557" calcext:value-type="float">
            <text:p>0,014584557</text:p>
          </table:table-cell>
          <table:table-cell table:number-columns-repeated="11"/>
          <table:table-cell office:value-type="string" calcext:value-type="string">
            <text:p>01-23 10:46:24.936 2309-2350/org.tensorflow.demo I/tensorflow: ClassifierActivity: Inference time: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ms</text:p>
          </table:table-cell>
          <table:table-cell office:value-type="float" office:value="0.283" calcext:value-type="float">
            <text:p>0,283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01-23 10:46:28.229 2309-2350/org.tensorflow.demo I/tensorflow: ClassifierActivity: Inference time: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ms</text:p>
          </table:table-cell>
          <table:table-cell office:value-type="float" office:value="0.284" calcext:value-type="float">
            <text:p>0,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46:31.465 2309-2350/org.tensorflow.demo I/tensorflow: ClassifierActivity: Inference time: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ms</text:p>
          </table:table-cell>
          <table:table-cell office:value-type="float" office:value="0.289" calcext:value-type="float">
            <text:p>0,289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01-23 10:46:34.643 2309-2350/org.tensorflow.demo I/tensorflow: ClassifierActivity: Inference time: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ms</text:p>
          </table:table-cell>
          <table:table-cell office:value-type="float" office:value="0.285" calcext:value-type="float">
            <text:p>0,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0"/>
          <table:table-cell office:value-type="string" calcext:value-type="string">
            <text:p>01-23 10:46:37.825 2309-2350/org.tensorflow.demo I/tensorflow: ClassifierActivity: Inference time: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ms</text:p>
          </table:table-cell>
          <table:table-cell office:value-type="float" office:value="0.294" calcext:value-type="float">
            <text:p>0,294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01-23 10:46:41.022 2309-2350/org.tensorflow.demo I/tensorflow: ClassifierActivity: Inference time: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ms</text:p>
          </table:table-cell>
          <table:table-cell office:value-type="float" office:value="0.281" calcext:value-type="float">
            <text:p>0,28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6132676" calcext:value-type="float">
            <text:p>0,6132676</text:p>
          </table:table-cell>
          <table:table-cell table:number-columns-repeated="6"/>
          <table:table-cell table:formula="of:=IF([opt4.B18]=&quot;maltese&quot;;[opt4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46:44.191 2309-2350/org.tensorflow.demo I/tensorflow: ClassifierActivity: Inference time: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ms</text:p>
          </table:table-cell>
          <table:table-cell office:value-type="float" office:value="0.282" calcext:value-type="float">
            <text:p>0,282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5641253" calcext:value-type="float">
            <text:p>0,15641253</text:p>
          </table:table-cell>
          <table:table-cell table:number-columns-repeated="11"/>
          <table:table-cell office:value-type="string" calcext:value-type="string">
            <text:p>01-23 10:46:47.557 2309-2350/org.tensorflow.demo I/tensorflow: ClassifierActivity: Inference time: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ms</text:p>
          </table:table-cell>
          <table:table-cell office:value-type="float" office:value="0.284" calcext:value-type="float">
            <text:p>0,28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0358113" calcext:value-type="float">
            <text:p>0,10358113</text:p>
          </table:table-cell>
          <table:table-cell table:number-columns-repeated="11"/>
          <table:table-cell office:value-type="string" calcext:value-type="string">
            <text:p>01-23 10:46:51.008 2309-2350/org.tensorflow.demo I/tensorflow: ClassifierActivity: Inference time: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ms</text:p>
          </table:table-cell>
          <table:table-cell office:value-type="float" office:value="0.281" calcext:value-type="float">
            <text:p>0,28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445532" calcext:value-type="float">
            <text:p>0,04445532</text:p>
          </table:table-cell>
          <table:table-cell table:number-columns-repeated="10"/>
          <table:table-cell office:value-type="string" calcext:value-type="string">
            <text:p>01-23 10:46:54.406 2309-2350/org.tensorflow.demo I/tensorflow: ClassifierActivity: Inference time: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s</text:p>
          </table:table-cell>
          <table:table-cell office:value-type="float" office:value="0.291" calcext:value-type="float">
            <text:p>0,29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8735256" calcext:value-type="float">
            <text:p>0,018735256</text:p>
          </table:table-cell>
          <table:table-cell table:number-columns-repeated="10"/>
          <table:table-cell office:value-type="string" calcext:value-type="string">
            <text:p>01-23 10:46:57.501 2309-2350/org.tensorflow.demo I/tensorflow: ClassifierActivity: Inference time: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9"/>
          <table:table-cell office:value-type="string" calcext:value-type="string">
            <text:p>LoadModelTime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94164723" calcext:value-type="float">
            <text:p>0,94164723</text:p>
          </table:table-cell>
          <table:table-cell table:number-columns-repeated="5"/>
          <table:table-cell table:formula="of:=IF([opt4.B28]=&quot;border&quot;;IF([opt4.C28]=&quot;collie&quot;;[opt4.D28];0);0)" office:value-type="float" office:value="0.94164723" calcext:value-type="float">
            <text:p>0,94164723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44845935" calcext:value-type="float">
            <text:p>0,044845935</text:p>
          </table:table-cell>
          <table:table-cell table:number-columns-repeated="11"/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416154" calcext:value-type="float">
            <text:p>0,003416154</text:p>
          </table:table-cell>
          <table:table-cell table:number-columns-repeated="11"/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25025816" calcext:value-type="float">
            <text:p>0,0025025816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5094214" calcext:value-type="float">
            <text:p>0,0005094214</text:p>
          </table:table-cell>
          <table:table-cell office:value-type="string" calcext:value-type="string">
            <text:p>retriever</text:p>
          </table:table-cell>
          <table:table-cell office:value-type="float" office:value="0.0014226203" calcext:value-type="float">
            <text:p>0,0014226203</text:p>
          </table:table-cell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9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47897077" calcext:value-type="float">
            <text:p>0,47897077</text:p>
          </table:table-cell>
          <table:table-cell table:number-columns-repeated="3"/>
          <table:table-cell table:formula="of:=IF([opt4.B38]=&quot;greater&quot;;IF([opt4.C38]=&quot;swiss&quot;;IF([opt4.D38]=&quot;mountain&quot;;IF([opt4.E38]=&quot;dog&quot;;[opt4.F38];0);0);0);0)" office:value-type="float" office:value="0.47897077" calcext:value-type="float">
            <text:p>0,47897077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42855403" calcext:value-type="float">
            <text:p>0,42855403</text:p>
          </table:table-cell>
          <table:table-cell office:value-type="float" office:value="0.39273652" calcext:value-type="float">
            <text:p>0,39273652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847585" calcext:value-type="float">
            <text:p>0,02847585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31532834" calcext:value-type="float">
            <text:p>0,0031532834</text:p>
          </table:table-cell>
          <table:table-cell office:value-type="float" office:value="0.004559981" calcext:value-type="float">
            <text:p>0,004559981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8209272" calcext:value-type="float">
            <text:p>0,0028209272</text:p>
          </table:table-cell>
          <table:table-cell office:value-type="float" office:value="0.005167273" calcext:value-type="float">
            <text:p>0,005167273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7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8413485" calcext:value-type="float">
            <text:p>0,98413485</text:p>
          </table:table-cell>
          <table:table-cell table:number-columns-repeated="5"/>
          <table:table-cell table:formula="of:=IF([opt4.B48]=&quot;bedlington&quot;;IF([opt4.C48]=&quot;terrier&quot;;[opt4.D48];0);0)" office:value-type="float" office:value="0.98413485" calcext:value-type="float">
            <text:p>0,98413485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19812244" calcext:value-type="float">
            <text:p>0,0019812244</text:p>
          </table:table-cell>
          <table:table-cell table:number-columns-repeated="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11390296" calcext:value-type="float">
            <text:p>0,001139029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88502554" calcext:value-type="float">
            <text:p>0,0008850255</text:p>
          </table:table-cell>
          <table:table-cell office:value-type="float" office:value="0.0029626826" calcext:value-type="float">
            <text:p>0,0029626826</text:p>
          </table:table-cell>
          <table:table-cell table:number-columns-repeated="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084841606" calcext:value-type="float">
            <text:p>0,0008484161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4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87316066" calcext:value-type="float">
            <text:p>0,87316066</text:p>
          </table:table-cell>
          <table:table-cell table:number-columns-repeated="6"/>
          <table:table-cell table:formula="of:=IF([opt4.B58]=&quot;akita&quot;;[opt4.C58];0)" office:value-type="float" office:value="0.87316066" calcext:value-type="float">
            <text:p>0,87316066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641344" calcext:value-type="float">
            <text:p>0,03641344</text:p>
          </table:table-cell>
          <table:table-cell table:number-columns-repeated="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26266426" calcext:value-type="float">
            <text:p>0,026266426</text:p>
          </table:table-cell>
          <table:table-cell table:number-columns-repeated="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25558652" calcext:value-type="float">
            <text:p>0,025558652</text:p>
          </table:table-cell>
          <table:table-cell table:number-columns-repeated="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9124445" calcext:value-type="float">
            <text:p>0,019124445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892825" calcext:value-type="float">
            <text:p>0,99892825</text:p>
          </table:table-cell>
          <table:table-cell table:number-columns-repeated="6"/>
          <table:table-cell table:formula="of:=IF([opt4.B68]=&quot;chihuahua&quot;;[opt4.C68];0)" office:value-type="float" office:value="0.99892825" calcext:value-type="float">
            <text:p>0,99892825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23511972" calcext:value-type="float">
            <text:p>0,0002351197</text:p>
          </table:table-cell>
          <table:table-cell table:number-columns-repeated="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table:style-name="ce6" office:value-type="float" office:value="0.000089944915" calcext:value-type="float">
            <text:p>8,99E-05</text:p>
          </table:table-cell>
          <table:table-cell table:number-columns-repeated="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table:style-name="ce6" office:value-type="float" office:value="0.00008449276" calcext:value-type="float">
            <text:p>8,45E-05</text:p>
          </table:table-cell>
          <table:table-cell table:number-columns-repeated="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table:style-name="ce6" office:value-type="float" office:value="0.000052927448" calcext:value-type="float">
            <text:p>5,29E-05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7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5309947" calcext:value-type="float">
            <text:p>0,25309947</text:p>
          </table:table-cell>
          <table:table-cell table:number-columns-repeated="4"/>
          <table:table-cell table:formula="of:=IF([opt4.B78]=&quot;pembroke&quot;;IF([opt4.C78]=&quot;welsh&quot;;IF([opt4.D78]=&quot;corgi&quot;;[opt4.E78];0);0)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4523944" calcext:value-type="float">
            <text:p>0,24523944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9155468" calcext:value-type="float">
            <text:p>0,19155468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6983666" calcext:value-type="float">
            <text:p>0,08698366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8286008" calcext:value-type="float">
            <text:p>0,038286008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5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946137" calcext:value-type="float">
            <text:p>0,894613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4.B88]=&quot;canaan&quot;;IF([opt4.C88]=&quot;dog&quot;;[opt4.D88];0);0)" office:value-type="float" office:value="0.8946137" calcext:value-type="float">
            <text:p>0,894613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5177873" calcext:value-type="float">
            <text:p>0,045177873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30395985" calcext:value-type="float">
            <text:p>0,030395985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4114167" calcext:value-type="float">
            <text:p>0,004114167</text:p>
          </table:table-cell>
          <table:table-cell table:number-columns-repeated="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3980678" calcext:value-type="float">
            <text:p>0,003980678</text:p>
          </table:table-cell>
          <table:table-cell office:value-type="float" office:value="0.0099202925" calcext:value-type="float">
            <text:p>0,009920292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477444" calcext:value-type="float">
            <text:p>0,5477444</text:p>
          </table:table-cell>
          <table:table-cell table:number-columns-repeated="4"/>
          <table:table-cell table:formula="of:=IF([opt4.B98]=&quot;cardigan&quot;;IF([opt4.C98]=&quot;welsh&quot;;IF([opt4.D98]=&quot;corgi&quot;;[opt4.E98];0);0);0)" office:value-type="float" office:value="0.5477444" calcext:value-type="float">
            <text:p>0,5477444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2199528" calcext:value-type="float">
            <text:p>0,42199528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144682" calcext:value-type="float">
            <text:p>0,004144682</text:p>
          </table:table-cell>
          <table:table-cell office:value-type="float" office:value="0.0074080606" calcext:value-type="float">
            <text:p>0,0074080606</text:p>
          </table:table-cell>
          <table:table-cell office:value-type="string" calcext:value-type="string">
            <text:p>0.00848244</text:p>
          </table:table-cell>
          <table:table-cell table:number-columns-repeated="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29018759" calcext:value-type="float">
            <text:p>0,0029018759</text:p>
          </table:table-cell>
          <table:table-cell office:value-type="string" calcext:value-type="string">
            <text:p>0.008027147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6052839" calcext:value-type="float">
            <text:p>0,0026052839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9605932" calcext:value-type="float">
            <text:p>0,9605932</text:p>
          </table:table-cell>
          <table:table-cell table:number-columns-repeated="6"/>
          <table:table-cell table:formula="of:=IF([opt4.B108]=&quot;basenji&quot;;[opt4.C108];0)" office:value-type="float" office:value="0.9605932" calcext:value-type="float">
            <text:p>0,9605932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1355003" calcext:value-type="float">
            <text:p>0,0051355003</text:p>
          </table:table-cell>
          <table:table-cell table:number-columns-repeated="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34694592" calcext:value-type="float">
            <text:p>0,0034694592</text:p>
          </table:table-cell>
          <table:table-cell table:number-columns-repeated="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22133584" calcext:value-type="float">
            <text:p>0,0022133584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018531895" calcext:value-type="float">
            <text:p>0,0018531895</text:p>
          </table:table-cell>
          <table:table-cell office:value-type="float" office:value="0.0050087306" calcext:value-type="float">
            <text:p>0,00500873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4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5103294" calcext:value-type="float">
            <text:p>0,45103294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4.B118]=&quot;havanese&quot;;[opt4.C118];0)" office:value-type="float" office:value="0.45103294" calcext:value-type="float">
            <text:p>0,4510329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29731303" calcext:value-type="float">
            <text:p>0,29731303</text:p>
          </table:table-cell>
          <table:table-cell office:value-type="string" calcext:value-type="string">
            <text:p>0.23607057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14446962" calcext:value-type="float">
            <text:p>0,14446962</text:p>
          </table:table-cell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8506642" calcext:value-type="float">
            <text:p>0,08506642</text:p>
          </table:table-cell>
          <table:table-cell table:number-columns-repeated="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4319024" calcext:value-type="float">
            <text:p>0,004319024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9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830447" calcext:value-type="float">
            <text:p>0,3830447</text:p>
          </table:table-cell>
          <table:table-cell table:number-columns-repeated="5"/>
          <table:table-cell table:formula="of:=IF([opt4.B128]=&quot;norwegian&quot;;IF([opt4.C128]=&quot;lundehund&quot;;[opt4.D128];0);0)" office:value-type="float" office:value="0.3830447" calcext:value-type="float">
            <text:p>0,3830447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400188" calcext:value-type="float">
            <text:p>0,2400188</text:p>
          </table:table-cell>
          <table:table-cell table:number-columns-repeated="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20947763" calcext:value-type="float">
            <text:p>0,20947763</text:p>
          </table:table-cell>
          <table:table-cell office:value-type="string" calcext:value-type="string">
            <text:p>0.08464501</text:p>
          </table:table-cell>
          <table:table-cell table:number-columns-repeated="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45308873" calcext:value-type="float">
            <text:p>0,045308873</text:p>
          </table:table-cell>
          <table:table-cell table:number-columns-repeated="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8751442" calcext:value-type="float">
            <text:p>0,038751442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56944233" calcext:value-type="float">
            <text:p>0,56944233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4.B138]=&quot;miniature&quot;;IF([opt4.C138]=&quot;schnauzer&quot;;[opt4.D138];0)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7346105" calcext:value-type="float">
            <text:p>0,17346105</text:p>
          </table:table-cell>
          <table:table-cell table:number-columns-repeated="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63739" calcext:value-type="float">
            <text:p>0,063739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15326236" calcext:value-type="float">
            <text:p>0,015326236</text:p>
          </table:table-cell>
          <table:table-cell table:number-columns-repeated="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4648618" calcext:value-type="float">
            <text:p>0,014648618</text:p>
          </table:table-cell>
          <table:table-cell office:value-type="float" office:value="0.016511986" calcext:value-type="float">
            <text:p>0,016511986</text:p>
          </table:table-cell>
          <table:table-cell office:value-type="string" calcext:value-type="string">
            <text:p>0.009096052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4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872529" calcext:value-type="float">
            <text:p>0,872529</text:p>
          </table:table-cell>
          <table:table-cell table:number-columns-repeated="4"/>
          <table:table-cell table:formula="of:=IF([opt4.B148]=&quot;english&quot;;IF([opt4.C148]=&quot;springer&quot;;IF([opt4.D148]=&quot;spaniel&quot;;[opt4.E148];0);0);0)" office:value-type="float" office:value="0.872529" calcext:value-type="float">
            <text:p>0,872529</text:p>
          </table:table-cell>
          <table:table-cell table:number-columns-repeated="12"/>
          <table:table-cell office:value-type="string" calcext:value-type="string">
            <text:p>pani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48549633" calcext:value-type="float">
            <text:p>0,048549633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3566794" calcext:value-type="float">
            <text:p>0,013566794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09103595" calcext:value-type="float">
            <text:p>0,009103595</text:p>
          </table:table-cell>
          <table:table-cell office:value-type="string" calcext:value-type="string">
            <text:p>0.047679115</text:p>
          </table:table-cell>
          <table:table-cell table:number-columns-repeated="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ehaired</text:p>
          </table:table-cell>
          <table:table-cell office:value-type="string" calcext:value-type="string">
            <text:p>pointer</text:p>
          </table:table-cell>
          <table:table-cell office:value-type="float" office:value="0.005226561" calcext:value-type="float">
            <text:p>0,005226561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73592" calcext:value-type="float">
            <text:p>0,9973592</text:p>
          </table:table-cell>
          <table:table-cell table:number-columns-repeated="5"/>
          <table:table-cell table:formula="of:=IF([opt4.B158]=&quot;afghan&quot;;IF([opt4.C158]=&quot;hound&quot;;[opt4.D158];0);0)" office:value-type="float" office:value="0.9973592" calcext:value-type="float">
            <text:p>0,9973592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10540332" calcext:value-type="float">
            <text:p>0,0010540332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17877205" calcext:value-type="float">
            <text:p>0,0001787721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16150092" calcext:value-type="float">
            <text:p>0,0001615009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12226847" calcext:value-type="float">
            <text:p>0,0001222685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9346524" calcext:value-type="float">
            <text:p>0,99346524</text:p>
          </table:table-cell>
          <table:table-cell table:number-columns-repeated="6"/>
          <table:table-cell table:formula="of:=IF([opt4.B168]=&quot;affenpinscher&quot;;[opt4.C168];0)" office:value-type="float" office:value="0.99346524" calcext:value-type="float">
            <text:p>0,99346524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18521791" calcext:value-type="float">
            <text:p>0,0018521791</text:p>
          </table:table-cell>
          <table:table-cell table:number-columns-repeated="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11342282" calcext:value-type="float">
            <text:p>0,001134228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19069736" calcext:value-type="float">
            <text:p>0,0001906974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14244036" calcext:value-type="float">
            <text:p>0,0001424404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4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797505" calcext:value-type="float">
            <text:p>0,9797505</text:p>
          </table:table-cell>
          <table:table-cell table:number-columns-repeated="6"/>
          <table:table-cell table:formula="of:=IF([opt4.B178]=&quot;pomeranian&quot;;[opt4.C178];0)" office:value-type="float" office:value="0.9797505" calcext:value-type="float">
            <text:p>0,979750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056964913" calcext:value-type="float">
            <text:p>0,0056964913</text:p>
          </table:table-cell>
          <table:table-cell table:number-columns-repeated="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15086312" calcext:value-type="float">
            <text:p>0,0015086312</text:p>
          </table:table-cell>
          <table:table-cell office:value-type="float" office:value="0.0032292446" calcext:value-type="float">
            <text:p>0,0032292446</text:p>
          </table:table-cell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13659393" calcext:value-type="float">
            <text:p>0,001365939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2299276" calcext:value-type="float">
            <text:p>0,0012299276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92833585" calcext:value-type="float">
            <text:p>0,92833585</text:p>
          </table:table-cell>
          <table:table-cell table:number-columns-repeated="4"/>
          <table:table-cell table:formula="of:=IF([opt4.B188]=&quot;german&quot;;IF([opt4.C188]=&quot;shepherd&quot;;IF([opt4.D188]=&quot;dog&quot;;[opt4.E188];0);0);0)" office:value-type="float" office:value="0.92833585" calcext:value-type="float">
            <text:p>0,92833585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29075598" calcext:value-type="float">
            <text:p>0,029075598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11909545" calcext:value-type="float">
            <text:p>0,011909545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10737769" calcext:value-type="float">
            <text:p>0,010737769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3863839" calcext:value-type="float">
            <text:p>0,003863839</text:p>
          </table:table-cell>
          <table:table-cell office:value-type="float" office:value="0.012377742" calcext:value-type="float">
            <text:p>0,012377742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1s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739713" calcext:value-type="float">
            <text:p>0,98739713</text:p>
          </table:table-cell>
          <table:table-cell table:number-columns-repeated="5"/>
          <table:table-cell table:formula="of:=IF([opt4.B198]=&quot;australian&quot;;IF([opt4.C198]=&quot;shepherd&quot;;[opt4.D198];0);0)" office:value-type="float" office:value="0.98739713" calcext:value-type="float">
            <text:p>0,98739713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7202671" calcext:value-type="float">
            <text:p>0,007202671</text:p>
          </table:table-cell>
          <table:table-cell table:number-columns-repeated="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9021073" calcext:value-type="float">
            <text:p>0,0019021073</text:p>
          </table:table-cell>
          <table:table-cell table:number-columns-repeated="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3216493" calcext:value-type="float">
            <text:p>0,0013216493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3633432" calcext:value-type="float">
            <text:p>0,0003633432</text:p>
          </table:table-cell>
          <table:table-cell table:number-columns-repeated="19"/>
        </table:table-row>
      </table:table>
      <table:table table:name="result" table:style-name="ta1">
        <table:table-column table:style-name="co1" table:default-cell-style-name="Default"/>
        <table:table-column table:style-name="co1" table:default-cell-style-name="ce7"/>
        <table:table-column table:style-name="co3" table:default-cell-style-name="ce7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not correct classified</text:p>
          </table:table-cell>
          <table:table-cell table:style-name="Default" office:value-type="string" calcext:value-type="string">
            <text:p>classifyApp</text:p>
          </table:table-cell>
          <table:table-cell office:value-type="string" calcext:value-type="string">
            <text:p>LoadModelApp</text:p>
          </table:table-cell>
          <table:table-cell office:value-type="string" calcext:value-type="string">
            <text:p>labelImagePC</text:p>
          </table:table-cell>
        </table:table-row>
        <table:table-row table:style-name="ro1">
          <table:table-cell office:value-type="string" calcext:value-type="string">
            <text:p>retrained</text:p>
          </table:table-cell>
          <table:table-cell table:formula="of:=[retrained.J4]" office:value-type="float" office:value="0.722748141" calcext:value-type="float">
            <text:p>0,722748141</text:p>
          </table:table-cell>
          <table:table-cell table:formula="of:=[retrained.K4]" office:value-type="float" office:value="2" calcext:value-type="float">
            <text:p>2</text:p>
          </table:table-cell>
          <table:table-cell table:formula="of:=[retrained.L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1</text:p>
          </table:table-cell>
          <table:table-cell table:formula="of:=[opt1.J$4]" office:value-type="float" office:value="0.7227482505" calcext:value-type="float">
            <text:p>0,7227482505</text:p>
          </table:table-cell>
          <table:table-cell table:formula="of:=[opt1.K$4]" office:value-type="float" office:value="2" calcext:value-type="float">
            <text:p>2</text:p>
          </table:table-cell>
          <table:table-cell table:formula="of:=[opt1.L$4]" office:value-type="float" office:value="1092.15" calcext:value-type="float">
            <text:p>1092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2</text:p>
          </table:table-cell>
          <table:table-cell table:formula="of:=[opt2.J$4]" office:value-type="float" office:value="0.698508064" calcext:value-type="float">
            <text:p>0,698508064</text:p>
          </table:table-cell>
          <table:table-cell table:formula="of:=[opt2.K$4]" office:value-type="float" office:value="3" calcext:value-type="float">
            <text:p>3</text:p>
          </table:table-cell>
          <table:table-cell table:formula="of:=[opt2.L$4]" office:value-type="float" office:value="1094.4" calcext:value-type="float">
            <text:p>1094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3</text:p>
          </table:table-cell>
          <table:table-cell table:formula="of:=[opt3.J$4]" office:value-type="float" office:value="0.722748137" calcext:value-type="float">
            <text:p>0,722748137</text:p>
          </table:table-cell>
          <table:table-cell table:formula="of:=[opt3.K$4]" office:value-type="float" office:value="2" calcext:value-type="float">
            <text:p>2</text:p>
          </table:table-cell>
          <table:table-cell table:formula="of:=[opt3.L$4]" office:value-type="float" office:value="1139.9" calcext:value-type="float">
            <text:p>1139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4</text:p>
          </table:table-cell>
          <table:table-cell table:formula="of:=[opt4.J$4]" office:value-type="float" office:value="0.700055786" calcext:value-type="float">
            <text:p>0,700055786</text:p>
          </table:table-cell>
          <table:table-cell table:formula="of:=[opt4.K$4]" office:value-type="float" office:value="3" calcext:value-type="float">
            <text:p>3</text:p>
          </table:table-cell>
          <table:table-cell table:formula="of:=[opt4.L$4]" office:value-type="float" office:value="1108.2" calcext:value-type="float">
            <text:p>1108,2</text:p>
          </table:table-cell>
          <table:table-cell table:style-name="ce7" table:formula="of:=[opt4.M$4]" office:value-type="float" office:value="491.4" calcext:value-type="float">
            <text:p>491,4</text:p>
          </table:table-cell>
          <table:table-cell table:style-name="ce7" table:formula="of:=[opt4.N$4]" office:value-type="float" office:value="0.285" calcext:value-type="float">
            <text:p>0,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23:24:38.0775434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3:25:24.114117212</meta:creation-date>
    <dc:date>2018-01-23T23:52:42.283202044</dc:date>
    <meta:editing-duration>PT3H6M1S</meta:editing-duration>
    <meta:editing-cycles>25</meta:editing-cycles>
    <meta:generator>LibreOffice/5.1.6.2$Linux_X86_64 LibreOffice_project/10m0$Build-2</meta:generator>
    <meta:document-statistic meta:table-count="6" meta:cell-count="3082" meta:object-count="0"/>
  </office:meta>
</office:document-meta>
</file>